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11"/>
    <style:style style:name="ce5" style:family="table-cell" style:parent-style-name="Default" style:data-style-name="N11">
      <style:table-cell-properties fo:background-color="#b2b2b2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b2b2b2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uman-Cause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shapes>
          <draw:frame draw:z-index="0" draw:style-name="gr1" draw:text-style-name="P1" svg:width="15.999cm" svg:height="8.999cm" svg:x="18.563cm" svg:y="0.6cm">
            <draw:object draw:notify-on-update-of-ranges="'Human-Cause'.A2:'Human-Cause'.A21 'Human-Cause'.D1:'Human-Cause'.D1 'Human-Cause'.D2:'Human-Cause'.D21 'Human-Cause'.F1:'Human-Cause'.F1 'Human-Cause'.F2:'Human-Cause'.F21 'Human-Cause'.H1:'Human-Cause'.H1 'Human-Cause'.H2:'Human-Cause'.H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8.563cm" svg:y="10.734cm">
            <draw:object draw:notify-on-update-of-ranges="'Human-Cause'.A24:'Human-Cause'.A43 'Human-Cause'.D23:'Human-Cause'.D23 'Human-Cause'.D24:'Human-Cause'.D43 'Human-Cause'.F23:'Human-Cause'.F23 'Human-Cause'.F24:'Human-Cause'.F43 'Human-Cause'.H23:'Human-Cause'.H23 'Human-Cause'.H24:'Human-Cause'.H4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number-columns-repeated="12" table:default-cell-style-name="Default"/>
        <table:table-row table:style-name="ro1">
          <table:table-cell table:style-name="ce1" office:value-type="string" calcext:value-type="string">
            <text:p>Min Tweets</text:p>
          </table:table-cell>
          <table:table-cell table:style-name="ce1" office:value-type="string" calcext:value-type="string">
            <text:p>Users</text:p>
          </table:table-cell>
          <table:table-cell table:style-name="ce1"/>
          <table:table-cell table:style-name="ce1" office:value-type="string" calcext:value-type="string">
            <text:p>WHCA</text:p>
          </table:table-cell>
          <table:table-cell table:style-name="ce5"/>
          <table:table-cell table:style-name="ce5" office:value-type="string" calcext:value-type="string">
            <text:p>GWHCA</text:p>
          </table:table-cell>
          <table:table-cell table:style-name="ce1"/>
          <table:table-cell table:style-name="ce1" office:value-type="string" calcext:value-type="string">
            <text:p>DWHCA</text:p>
          </table:table-cell>
          <table:table-cell table:style-name="ce1"/>
          <table:table-cell table:style-name="ce5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5"/>
          <table:table-cell table:style-name="ce4" table:number-columns-repeated="5"/>
          <table:table-cell table:style-name="ce1"/>
          <table:table-cell table:style-name="ce4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2"/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76" calcext:value-type="float">
            <text:p>2376</text:p>
          </table:table-cell>
          <table:table-cell office:value-type="float" office:value="156" calcext:value-type="float">
            <text:p>156</text:p>
          </table:table-cell>
          <table:table-cell table:formula="of:=[.C3]/[.B3]" office:value-type="percentage" office:value="0.0656565656565657" calcext:value-type="percentage">
            <text:p>6.57%</text:p>
          </table:table-cell>
          <table:table-cell office:value-type="float" office:value="105" calcext:value-type="float">
            <text:p>105</text:p>
          </table:table-cell>
          <table:table-cell table:formula="of:=[.E3]/[.B3]" office:value-type="percentage" office:value="0.0441919191919192" calcext:value-type="percentage">
            <text:p>4.42%</text:p>
          </table:table-cell>
          <table:table-cell office:value-type="float" office:value="51" calcext:value-type="float">
            <text:p>51</text:p>
          </table:table-cell>
          <table:table-cell table:formula="of:=[.G3]/[.B3]" office:value-type="percentage" office:value="0.0214646464646465" calcext:value-type="percentage">
            <text:p>2.15%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47" calcext:value-type="float">
            <text:p>1347</text:p>
          </table:table-cell>
          <table:table-cell office:value-type="float" office:value="122" calcext:value-type="float">
            <text:p>122</text:p>
          </table:table-cell>
          <table:table-cell table:formula="of:=[.C4]/[.B4]" office:value-type="percentage" office:value="0.0905716406829993" calcext:value-type="percentage">
            <text:p>9.06%</text:p>
          </table:table-cell>
          <table:table-cell office:value-type="float" office:value="83" calcext:value-type="float">
            <text:p>83</text:p>
          </table:table-cell>
          <table:table-cell table:formula="of:=[.E4]/[.B4]" office:value-type="percentage" office:value="0.0616184112843356" calcext:value-type="percentage">
            <text:p>6.16%</text:p>
          </table:table-cell>
          <table:table-cell office:value-type="float" office:value="39" calcext:value-type="float">
            <text:p>39</text:p>
          </table:table-cell>
          <table:table-cell table:formula="of:=[.G4]/[.B4]" office:value-type="percentage" office:value="0.0289532293986637" calcext:value-type="percentage">
            <text:p>2.90%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27" calcext:value-type="float">
            <text:p>927</text:p>
          </table:table-cell>
          <table:table-cell office:value-type="float" office:value="101" calcext:value-type="float">
            <text:p>101</text:p>
          </table:table-cell>
          <table:table-cell table:formula="of:=[.C5]/[.B5]" office:value-type="percentage" office:value="0.108953613807983" calcext:value-type="percentage">
            <text:p>10.90%</text:p>
          </table:table-cell>
          <table:table-cell office:value-type="float" office:value="65" calcext:value-type="float">
            <text:p>65</text:p>
          </table:table-cell>
          <table:table-cell table:formula="of:=[.E5]/[.B5]" office:value-type="percentage" office:value="0.0701186623516721" calcext:value-type="percentage">
            <text:p>7.01%</text:p>
          </table:table-cell>
          <table:table-cell office:value-type="float" office:value="36" calcext:value-type="float">
            <text:p>36</text:p>
          </table:table-cell>
          <table:table-cell table:formula="of:=[.G5]/[.B5]" office:value-type="percentage" office:value="0.0388349514563107" calcext:value-type="percentage">
            <text:p>3.88%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05" calcext:value-type="float">
            <text:p>705</text:p>
          </table:table-cell>
          <table:table-cell office:value-type="float" office:value="89" calcext:value-type="float">
            <text:p>89</text:p>
          </table:table-cell>
          <table:table-cell table:formula="of:=[.C6]/[.B6]" office:value-type="percentage" office:value="0.126241134751773" calcext:value-type="percentage">
            <text:p>12.62%</text:p>
          </table:table-cell>
          <table:table-cell office:value-type="float" office:value="54" calcext:value-type="float">
            <text:p>54</text:p>
          </table:table-cell>
          <table:table-cell table:formula="of:=[.E6]/[.B6]" office:value-type="percentage" office:value="0.0765957446808511" calcext:value-type="percentage">
            <text:p>7.66%</text:p>
          </table:table-cell>
          <table:table-cell office:value-type="float" office:value="35" calcext:value-type="float">
            <text:p>35</text:p>
          </table:table-cell>
          <table:table-cell table:formula="of:=[.G6]/[.B6]" office:value-type="percentage" office:value="0.049645390070922" calcext:value-type="percentage">
            <text:p>4.96%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61" calcext:value-type="float">
            <text:p>561</text:p>
          </table:table-cell>
          <table:table-cell office:value-type="float" office:value="81" calcext:value-type="float">
            <text:p>81</text:p>
          </table:table-cell>
          <table:table-cell table:formula="of:=[.C7]/[.B7]" office:value-type="percentage" office:value="0.144385026737968" calcext:value-type="percentage">
            <text:p>14.44%</text:p>
          </table:table-cell>
          <table:table-cell office:value-type="float" office:value="46" calcext:value-type="float">
            <text:p>46</text:p>
          </table:table-cell>
          <table:table-cell table:formula="of:=[.E7]/[.B7]" office:value-type="percentage" office:value="0.0819964349376114" calcext:value-type="percentage">
            <text:p>8.20%</text:p>
          </table:table-cell>
          <table:table-cell office:value-type="float" office:value="35" calcext:value-type="float">
            <text:p>35</text:p>
          </table:table-cell>
          <table:table-cell table:formula="of:=[.G7]/[.B7]" office:value-type="percentage" office:value="0.0623885918003565" calcext:value-type="percentage">
            <text:p>6.24%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68" calcext:value-type="float">
            <text:p>468</text:p>
          </table:table-cell>
          <table:table-cell office:value-type="float" office:value="76" calcext:value-type="float">
            <text:p>76</text:p>
          </table:table-cell>
          <table:table-cell table:formula="of:=[.C8]/[.B8]" office:value-type="percentage" office:value="0.162393162393162" calcext:value-type="percentage">
            <text:p>16.24%</text:p>
          </table:table-cell>
          <table:table-cell office:value-type="float" office:value="43" calcext:value-type="float">
            <text:p>43</text:p>
          </table:table-cell>
          <table:table-cell table:formula="of:=[.E8]/[.B8]" office:value-type="percentage" office:value="0.0918803418803419" calcext:value-type="percentage">
            <text:p>9.19%</text:p>
          </table:table-cell>
          <table:table-cell office:value-type="float" office:value="33" calcext:value-type="float">
            <text:p>33</text:p>
          </table:table-cell>
          <table:table-cell table:formula="of:=[.G8]/[.B8]" office:value-type="percentage" office:value="0.0705128205128205" calcext:value-type="percentage">
            <text:p>7.05%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92" calcext:value-type="float">
            <text:p>392</text:p>
          </table:table-cell>
          <table:table-cell office:value-type="float" office:value="71" calcext:value-type="float">
            <text:p>71</text:p>
          </table:table-cell>
          <table:table-cell table:formula="of:=[.C9]/[.B9]" office:value-type="percentage" office:value="0.181122448979592" calcext:value-type="percentage">
            <text:p>18.11%</text:p>
          </table:table-cell>
          <table:table-cell office:value-type="float" office:value="41" calcext:value-type="float">
            <text:p>41</text:p>
          </table:table-cell>
          <table:table-cell table:formula="of:=[.E9]/[.B9]" office:value-type="percentage" office:value="0.104591836734694" calcext:value-type="percentage">
            <text:p>10.46%</text:p>
          </table:table-cell>
          <table:table-cell office:value-type="float" office:value="30" calcext:value-type="float">
            <text:p>30</text:p>
          </table:table-cell>
          <table:table-cell table:formula="of:=[.G9]/[.B9]" office:value-type="percentage" office:value="0.076530612244898" calcext:value-type="percentage">
            <text:p>7.65%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45" calcext:value-type="float">
            <text:p>345</text:p>
          </table:table-cell>
          <table:table-cell office:value-type="float" office:value="66" calcext:value-type="float">
            <text:p>66</text:p>
          </table:table-cell>
          <table:table-cell table:formula="of:=[.C10]/[.B10]" office:value-type="percentage" office:value="0.191304347826087" calcext:value-type="percentage">
            <text:p>19.13%</text:p>
          </table:table-cell>
          <table:table-cell office:value-type="float" office:value="38" calcext:value-type="float">
            <text:p>38</text:p>
          </table:table-cell>
          <table:table-cell table:formula="of:=[.E10]/[.B10]" office:value-type="percentage" office:value="0.110144927536232" calcext:value-type="percentage">
            <text:p>11.01%</text:p>
          </table:table-cell>
          <table:table-cell office:value-type="float" office:value="28" calcext:value-type="float">
            <text:p>28</text:p>
          </table:table-cell>
          <table:table-cell table:formula="of:=[.G10]/[.B10]" office:value-type="percentage" office:value="0.0811594202898551" calcext:value-type="percentage">
            <text:p>8.12%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2" calcext:value-type="float">
            <text:p>302</text:p>
          </table:table-cell>
          <table:table-cell office:value-type="float" office:value="61" calcext:value-type="float">
            <text:p>61</text:p>
          </table:table-cell>
          <table:table-cell table:formula="of:=[.C11]/[.B11]" office:value-type="percentage" office:value="0.201986754966887" calcext:value-type="percentage">
            <text:p>20.20%</text:p>
          </table:table-cell>
          <table:table-cell office:value-type="float" office:value="36" calcext:value-type="float">
            <text:p>36</text:p>
          </table:table-cell>
          <table:table-cell table:formula="of:=[.E11]/[.B11]" office:value-type="percentage" office:value="0.119205298013245" calcext:value-type="percentage">
            <text:p>11.92%</text:p>
          </table:table-cell>
          <table:table-cell office:value-type="float" office:value="25" calcext:value-type="float">
            <text:p>25</text:p>
          </table:table-cell>
          <table:table-cell table:formula="of:=[.G11]/[.B11]" office:value-type="percentage" office:value="0.0827814569536424" calcext:value-type="percentage">
            <text:p>8.28%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71" calcext:value-type="float">
            <text:p>271</text:p>
          </table:table-cell>
          <table:table-cell office:value-type="float" office:value="58" calcext:value-type="float">
            <text:p>58</text:p>
          </table:table-cell>
          <table:table-cell table:formula="of:=[.C12]/[.B12]" office:value-type="percentage" office:value="0.214022140221402" calcext:value-type="percentage">
            <text:p>21.40%</text:p>
          </table:table-cell>
          <table:table-cell office:value-type="float" office:value="34" calcext:value-type="float">
            <text:p>34</text:p>
          </table:table-cell>
          <table:table-cell table:formula="of:=[.E12]/[.B12]" office:value-type="percentage" office:value="0.125461254612546" calcext:value-type="percentage">
            <text:p>12.55%</text:p>
          </table:table-cell>
          <table:table-cell office:value-type="float" office:value="24" calcext:value-type="float">
            <text:p>24</text:p>
          </table:table-cell>
          <table:table-cell table:formula="of:=[.G12]/[.B12]" office:value-type="percentage" office:value="0.0885608856088561" calcext:value-type="percentage">
            <text:p>8.86%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40" calcext:value-type="float">
            <text:p>240</text:p>
          </table:table-cell>
          <table:table-cell office:value-type="float" office:value="52" calcext:value-type="float">
            <text:p>52</text:p>
          </table:table-cell>
          <table:table-cell table:formula="of:=[.C13]/[.B13]" office:value-type="percentage" office:value="0.216666666666667" calcext:value-type="percentage">
            <text:p>21.67%</text:p>
          </table:table-cell>
          <table:table-cell office:value-type="float" office:value="31" calcext:value-type="float">
            <text:p>31</text:p>
          </table:table-cell>
          <table:table-cell table:formula="of:=[.E13]/[.B13]" office:value-type="percentage" office:value="0.129166666666667" calcext:value-type="percentage">
            <text:p>12.92%</text:p>
          </table:table-cell>
          <table:table-cell office:value-type="float" office:value="21" calcext:value-type="float">
            <text:p>21</text:p>
          </table:table-cell>
          <table:table-cell table:formula="of:=[.G13]/[.B13]" office:value-type="percentage" office:value="0.0875" calcext:value-type="percentage">
            <text:p>8.75%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16" calcext:value-type="float">
            <text:p>216</text:p>
          </table:table-cell>
          <table:table-cell office:value-type="float" office:value="48" calcext:value-type="float">
            <text:p>48</text:p>
          </table:table-cell>
          <table:table-cell table:formula="of:=[.C14]/[.B14]" office:value-type="percentage" office:value="0.222222222222222" calcext:value-type="percentage">
            <text:p>22.22%</text:p>
          </table:table-cell>
          <table:table-cell office:value-type="float" office:value="27" calcext:value-type="float">
            <text:p>27</text:p>
          </table:table-cell>
          <table:table-cell table:formula="of:=[.E14]/[.B14]" office:value-type="percentage" office:value="0.125" calcext:value-type="percentage">
            <text:p>12.50%</text:p>
          </table:table-cell>
          <table:table-cell office:value-type="float" office:value="21" calcext:value-type="float">
            <text:p>21</text:p>
          </table:table-cell>
          <table:table-cell table:formula="of:=[.G14]/[.B14]" office:value-type="percentage" office:value="0.0972222222222222" calcext:value-type="percentage">
            <text:p>9.72%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98" calcext:value-type="float">
            <text:p>198</text:p>
          </table:table-cell>
          <table:table-cell office:value-type="float" office:value="44" calcext:value-type="float">
            <text:p>44</text:p>
          </table:table-cell>
          <table:table-cell table:formula="of:=[.C15]/[.B15]" office:value-type="percentage" office:value="0.222222222222222" calcext:value-type="percentage">
            <text:p>22.22%</text:p>
          </table:table-cell>
          <table:table-cell office:value-type="float" office:value="24" calcext:value-type="float">
            <text:p>24</text:p>
          </table:table-cell>
          <table:table-cell table:formula="of:=[.E15]/[.B15]" office:value-type="percentage" office:value="0.121212121212121" calcext:value-type="percentage">
            <text:p>12.12%</text:p>
          </table:table-cell>
          <table:table-cell office:value-type="float" office:value="20" calcext:value-type="float">
            <text:p>20</text:p>
          </table:table-cell>
          <table:table-cell table:formula="of:=[.G15]/[.B15]" office:value-type="percentage" office:value="0.101010101010101" calcext:value-type="percentage">
            <text:p>10.10%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83" calcext:value-type="float">
            <text:p>183</text:p>
          </table:table-cell>
          <table:table-cell office:value-type="float" office:value="43" calcext:value-type="float">
            <text:p>43</text:p>
          </table:table-cell>
          <table:table-cell table:formula="of:=[.C16]/[.B16]" office:value-type="percentage" office:value="0.234972677595628" calcext:value-type="percentage">
            <text:p>23.50%</text:p>
          </table:table-cell>
          <table:table-cell office:value-type="float" office:value="24" calcext:value-type="float">
            <text:p>24</text:p>
          </table:table-cell>
          <table:table-cell table:formula="of:=[.E16]/[.B16]" office:value-type="percentage" office:value="0.131147540983607" calcext:value-type="percentage">
            <text:p>13.11%</text:p>
          </table:table-cell>
          <table:table-cell office:value-type="float" office:value="19" calcext:value-type="float">
            <text:p>19</text:p>
          </table:table-cell>
          <table:table-cell table:formula="of:=[.G16]/[.B16]" office:value-type="percentage" office:value="0.103825136612022" calcext:value-type="percentage">
            <text:p>10.38%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6" calcext:value-type="float">
            <text:p>166</text:p>
          </table:table-cell>
          <table:table-cell office:value-type="float" office:value="43" calcext:value-type="float">
            <text:p>43</text:p>
          </table:table-cell>
          <table:table-cell table:formula="of:=[.C17]/[.B17]" office:value-type="percentage" office:value="0.259036144578313" calcext:value-type="percentage">
            <text:p>25.90%</text:p>
          </table:table-cell>
          <table:table-cell office:value-type="float" office:value="24" calcext:value-type="float">
            <text:p>24</text:p>
          </table:table-cell>
          <table:table-cell table:formula="of:=[.E17]/[.B17]" office:value-type="percentage" office:value="0.144578313253012" calcext:value-type="percentage">
            <text:p>14.46%</text:p>
          </table:table-cell>
          <table:table-cell office:value-type="float" office:value="19" calcext:value-type="float">
            <text:p>19</text:p>
          </table:table-cell>
          <table:table-cell table:formula="of:=[.G17]/[.B17]" office:value-type="percentage" office:value="0.114457831325301" calcext:value-type="percentage">
            <text:p>11.45%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1" calcext:value-type="float">
            <text:p>151</text:p>
          </table:table-cell>
          <table:table-cell office:value-type="float" office:value="40" calcext:value-type="float">
            <text:p>40</text:p>
          </table:table-cell>
          <table:table-cell table:formula="of:=[.C18]/[.B18]" office:value-type="percentage" office:value="0.264900662251656" calcext:value-type="percentage">
            <text:p>26.49%</text:p>
          </table:table-cell>
          <table:table-cell office:value-type="float" office:value="23" calcext:value-type="float">
            <text:p>23</text:p>
          </table:table-cell>
          <table:table-cell table:formula="of:=[.E18]/[.B18]" office:value-type="percentage" office:value="0.152317880794702" calcext:value-type="percentage">
            <text:p>15.23%</text:p>
          </table:table-cell>
          <table:table-cell office:value-type="float" office:value="17" calcext:value-type="float">
            <text:p>17</text:p>
          </table:table-cell>
          <table:table-cell table:formula="of:=[.G18]/[.B18]" office:value-type="percentage" office:value="0.112582781456954" calcext:value-type="percentage">
            <text:p>11.26%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37" calcext:value-type="float">
            <text:p>137</text:p>
          </table:table-cell>
          <table:table-cell office:value-type="float" office:value="35" calcext:value-type="float">
            <text:p>35</text:p>
          </table:table-cell>
          <table:table-cell table:formula="of:=[.C19]/[.B19]" office:value-type="percentage" office:value="0.255474452554745" calcext:value-type="percentage">
            <text:p>25.55%</text:p>
          </table:table-cell>
          <table:table-cell office:value-type="float" office:value="22" calcext:value-type="float">
            <text:p>22</text:p>
          </table:table-cell>
          <table:table-cell table:formula="of:=[.E19]/[.B19]" office:value-type="percentage" office:value="0.160583941605839" calcext:value-type="percentage">
            <text:p>16.06%</text:p>
          </table:table-cell>
          <table:table-cell office:value-type="float" office:value="13" calcext:value-type="float">
            <text:p>13</text:p>
          </table:table-cell>
          <table:table-cell table:formula="of:=[.G19]/[.B19]" office:value-type="percentage" office:value="0.0948905109489051" calcext:value-type="percentage">
            <text:p>9.49%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30" calcext:value-type="float">
            <text:p>130</text:p>
          </table:table-cell>
          <table:table-cell office:value-type="float" office:value="33" calcext:value-type="float">
            <text:p>33</text:p>
          </table:table-cell>
          <table:table-cell table:formula="of:=[.C20]/[.B20]" office:value-type="percentage" office:value="0.253846153846154" calcext:value-type="percentage">
            <text:p>25.38%</text:p>
          </table:table-cell>
          <table:table-cell office:value-type="float" office:value="21" calcext:value-type="float">
            <text:p>21</text:p>
          </table:table-cell>
          <table:table-cell table:formula="of:=[.E20]/[.B20]" office:value-type="percentage" office:value="0.161538461538462" calcext:value-type="percentage">
            <text:p>16.15%</text:p>
          </table:table-cell>
          <table:table-cell office:value-type="float" office:value="12" calcext:value-type="float">
            <text:p>12</text:p>
          </table:table-cell>
          <table:table-cell table:formula="of:=[.G20]/[.B20]" office:value-type="percentage" office:value="0.0923076923076923" calcext:value-type="percentage">
            <text:p>9.23%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9" calcext:value-type="float">
            <text:p>119</text:p>
          </table:table-cell>
          <table:table-cell office:value-type="float" office:value="29" calcext:value-type="float">
            <text:p>29</text:p>
          </table:table-cell>
          <table:table-cell table:formula="of:=[.C21]/[.B21]" office:value-type="percentage" office:value="0.243697478991597" calcext:value-type="percentage">
            <text:p>24.37%</text:p>
          </table:table-cell>
          <table:table-cell office:value-type="float" office:value="19" calcext:value-type="float">
            <text:p>19</text:p>
          </table:table-cell>
          <table:table-cell table:formula="of:=[.E21]/[.B21]" office:value-type="percentage" office:value="0.159663865546218" calcext:value-type="percentage">
            <text:p>15.97%</text:p>
          </table:table-cell>
          <table:table-cell office:value-type="float" office:value="10" calcext:value-type="float">
            <text:p>10</text:p>
          </table:table-cell>
          <table:table-cell table:formula="of:=[.G21]/[.B21]" office:value-type="percentage" office:value="0.0840336134453782" calcext:value-type="percentage">
            <text:p>8.40%</text:p>
          </table:table-cell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1">
          <table:table-cell table:style-name="ce1" office:value-type="string" calcext:value-type="string">
            <text:p>Min Tweets</text:p>
          </table:table-cell>
          <table:table-cell table:style-name="ce1" office:value-type="string" calcext:value-type="string">
            <text:p>Users</text:p>
          </table:table-cell>
          <table:table-cell table:style-name="ce1"/>
          <table:table-cell table:style-name="ce1" office:value-type="string" calcext:value-type="string">
            <text:p>SHCA</text:p>
          </table:table-cell>
          <table:table-cell table:style-name="ce5"/>
          <table:table-cell table:style-name="ce5" office:value-type="string" calcext:value-type="string">
            <text:p>GSHCA</text:p>
          </table:table-cell>
          <table:table-cell table:style-name="ce1"/>
          <table:table-cell table:style-name="ce1" office:value-type="string" calcext:value-type="string">
            <text:p>DSHCA</text:p>
          </table:table-cell>
          <table:table-cell table:style-name="ce5"/>
          <table:table-cell table:style-name="ce5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5"/>
          <table:table-cell table:style-name="ce4" table:number-columns-repeated="5"/>
          <table:table-cell table:style-name="ce1"/>
          <table:table-cell table:style-name="ce4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76" calcext:value-type="float">
            <text:p>2376</text:p>
          </table:table-cell>
          <table:table-cell office:value-type="float" office:value="55" calcext:value-type="float">
            <text:p>55</text:p>
          </table:table-cell>
          <table:table-cell table:formula="of:=[.C25]/[.B25]" office:value-type="percentage" office:value="0.0231481481481481" calcext:value-type="percentage">
            <text:p>2.31%</text:p>
          </table:table-cell>
          <table:table-cell office:value-type="float" office:value="32" calcext:value-type="float">
            <text:p>32</text:p>
          </table:table-cell>
          <table:table-cell table:formula="of:=[.E25]/[.B25]" office:value-type="percentage" office:value="0.0134680134680135" calcext:value-type="percentage">
            <text:p>1.35%</text:p>
          </table:table-cell>
          <table:table-cell office:value-type="float" office:value="23" calcext:value-type="float">
            <text:p>23</text:p>
          </table:table-cell>
          <table:table-cell table:formula="of:=[.G25]/[.B25]" office:value-type="percentage" office:value="0.00968013468013468" calcext:value-type="percentage">
            <text:p>0.97%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47" calcext:value-type="float">
            <text:p>1347</text:p>
          </table:table-cell>
          <table:table-cell office:value-type="float" office:value="39" calcext:value-type="float">
            <text:p>39</text:p>
          </table:table-cell>
          <table:table-cell table:formula="of:=[.C26]/[.B26]" office:value-type="percentage" office:value="0.0289532293986637" calcext:value-type="percentage">
            <text:p>2.90%</text:p>
          </table:table-cell>
          <table:table-cell office:value-type="float" office:value="21" calcext:value-type="float">
            <text:p>21</text:p>
          </table:table-cell>
          <table:table-cell table:formula="of:=[.E26]/[.B26]" office:value-type="percentage" office:value="0.0155902004454343" calcext:value-type="percentage">
            <text:p>1.56%</text:p>
          </table:table-cell>
          <table:table-cell office:value-type="float" office:value="18" calcext:value-type="float">
            <text:p>18</text:p>
          </table:table-cell>
          <table:table-cell table:formula="of:=[.G26]/[.B26]" office:value-type="percentage" office:value="0.0133630289532294" calcext:value-type="percentage">
            <text:p>1.34%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27" calcext:value-type="float">
            <text:p>927</text:p>
          </table:table-cell>
          <table:table-cell office:value-type="float" office:value="35" calcext:value-type="float">
            <text:p>35</text:p>
          </table:table-cell>
          <table:table-cell table:formula="of:=[.C27]/[.B27]" office:value-type="percentage" office:value="0.0377562028047465" calcext:value-type="percentage">
            <text:p>3.78%</text:p>
          </table:table-cell>
          <table:table-cell office:value-type="float" office:value="17" calcext:value-type="float">
            <text:p>17</text:p>
          </table:table-cell>
          <table:table-cell table:formula="of:=[.E27]/[.B27]" office:value-type="percentage" office:value="0.0183387270765912" calcext:value-type="percentage">
            <text:p>1.83%</text:p>
          </table:table-cell>
          <table:table-cell office:value-type="float" office:value="18" calcext:value-type="float">
            <text:p>18</text:p>
          </table:table-cell>
          <table:table-cell table:formula="of:=[.G27]/[.B27]" office:value-type="percentage" office:value="0.0194174757281553" calcext:value-type="percentage">
            <text:p>1.94%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05" calcext:value-type="float">
            <text:p>705</text:p>
          </table:table-cell>
          <table:table-cell office:value-type="float" office:value="32" calcext:value-type="float">
            <text:p>32</text:p>
          </table:table-cell>
          <table:table-cell table:formula="of:=[.C28]/[.B28]" office:value-type="percentage" office:value="0.0453900709219858" calcext:value-type="percentage">
            <text:p>4.54%</text:p>
          </table:table-cell>
          <table:table-cell office:value-type="float" office:value="14" calcext:value-type="float">
            <text:p>14</text:p>
          </table:table-cell>
          <table:table-cell table:formula="of:=[.E28]/[.B28]" office:value-type="percentage" office:value="0.0198581560283688" calcext:value-type="percentage">
            <text:p>1.99%</text:p>
          </table:table-cell>
          <table:table-cell office:value-type="float" office:value="18" calcext:value-type="float">
            <text:p>18</text:p>
          </table:table-cell>
          <table:table-cell table:formula="of:=[.G28]/[.B28]" office:value-type="percentage" office:value="0.025531914893617" calcext:value-type="percentage">
            <text:p>2.55%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61" calcext:value-type="float">
            <text:p>561</text:p>
          </table:table-cell>
          <table:table-cell office:value-type="float" office:value="30" calcext:value-type="float">
            <text:p>30</text:p>
          </table:table-cell>
          <table:table-cell table:formula="of:=[.C29]/[.B29]" office:value-type="percentage" office:value="0.053475935828877" calcext:value-type="percentage">
            <text:p>5.35%</text:p>
          </table:table-cell>
          <table:table-cell office:value-type="float" office:value="12" calcext:value-type="float">
            <text:p>12</text:p>
          </table:table-cell>
          <table:table-cell table:formula="of:=[.E29]/[.B29]" office:value-type="percentage" office:value="0.0213903743315508" calcext:value-type="percentage">
            <text:p>2.14%</text:p>
          </table:table-cell>
          <table:table-cell office:value-type="float" office:value="18" calcext:value-type="float">
            <text:p>18</text:p>
          </table:table-cell>
          <table:table-cell table:formula="of:=[.G29]/[.B29]" office:value-type="percentage" office:value="0.0320855614973262" calcext:value-type="percentage">
            <text:p>3.21%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68" calcext:value-type="float">
            <text:p>468</text:p>
          </table:table-cell>
          <table:table-cell office:value-type="float" office:value="29" calcext:value-type="float">
            <text:p>29</text:p>
          </table:table-cell>
          <table:table-cell table:formula="of:=[.C30]/[.B30]" office:value-type="percentage" office:value="0.061965811965812" calcext:value-type="percentage">
            <text:p>6.20%</text:p>
          </table:table-cell>
          <table:table-cell office:value-type="float" office:value="12" calcext:value-type="float">
            <text:p>12</text:p>
          </table:table-cell>
          <table:table-cell table:formula="of:=[.E30]/[.B30]" office:value-type="percentage" office:value="0.0256410256410256" calcext:value-type="percentage">
            <text:p>2.56%</text:p>
          </table:table-cell>
          <table:table-cell office:value-type="float" office:value="17" calcext:value-type="float">
            <text:p>17</text:p>
          </table:table-cell>
          <table:table-cell table:formula="of:=[.G30]/[.B30]" office:value-type="percentage" office:value="0.0363247863247863" calcext:value-type="percentage">
            <text:p>3.63%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92" calcext:value-type="float">
            <text:p>392</text:p>
          </table:table-cell>
          <table:table-cell office:value-type="float" office:value="28" calcext:value-type="float">
            <text:p>28</text:p>
          </table:table-cell>
          <table:table-cell table:formula="of:=[.C31]/[.B31]" office:value-type="percentage" office:value="0.0714285714285714" calcext:value-type="percentage">
            <text:p>7.14%</text:p>
          </table:table-cell>
          <table:table-cell office:value-type="float" office:value="11" calcext:value-type="float">
            <text:p>11</text:p>
          </table:table-cell>
          <table:table-cell table:formula="of:=[.E31]/[.B31]" office:value-type="percentage" office:value="0.0280612244897959" calcext:value-type="percentage">
            <text:p>2.81%</text:p>
          </table:table-cell>
          <table:table-cell office:value-type="float" office:value="17" calcext:value-type="float">
            <text:p>17</text:p>
          </table:table-cell>
          <table:table-cell table:formula="of:=[.G31]/[.B31]" office:value-type="percentage" office:value="0.0433673469387755" calcext:value-type="percentage">
            <text:p>4.34%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45" calcext:value-type="float">
            <text:p>345</text:p>
          </table:table-cell>
          <table:table-cell office:value-type="float" office:value="26" calcext:value-type="float">
            <text:p>26</text:p>
          </table:table-cell>
          <table:table-cell table:formula="of:=[.C32]/[.B32]" office:value-type="percentage" office:value="0.0753623188405797" calcext:value-type="percentage">
            <text:p>7.54%</text:p>
          </table:table-cell>
          <table:table-cell office:value-type="float" office:value="10" calcext:value-type="float">
            <text:p>10</text:p>
          </table:table-cell>
          <table:table-cell table:formula="of:=[.E32]/[.B32]" office:value-type="percentage" office:value="0.0289855072463768" calcext:value-type="percentage">
            <text:p>2.90%</text:p>
          </table:table-cell>
          <table:table-cell office:value-type="float" office:value="16" calcext:value-type="float">
            <text:p>16</text:p>
          </table:table-cell>
          <table:table-cell table:formula="of:=[.G32]/[.B32]" office:value-type="percentage" office:value="0.0463768115942029" calcext:value-type="percentage">
            <text:p>4.64%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2" calcext:value-type="float">
            <text:p>302</text:p>
          </table:table-cell>
          <table:table-cell office:value-type="float" office:value="24" calcext:value-type="float">
            <text:p>24</text:p>
          </table:table-cell>
          <table:table-cell table:formula="of:=[.C33]/[.B33]" office:value-type="percentage" office:value="0.0794701986754967" calcext:value-type="percentage">
            <text:p>7.95%</text:p>
          </table:table-cell>
          <table:table-cell office:value-type="float" office:value="10" calcext:value-type="float">
            <text:p>10</text:p>
          </table:table-cell>
          <table:table-cell table:formula="of:=[.E33]/[.B33]" office:value-type="percentage" office:value="0.033112582781457" calcext:value-type="percentage">
            <text:p>3.31%</text:p>
          </table:table-cell>
          <table:table-cell office:value-type="float" office:value="14" calcext:value-type="float">
            <text:p>14</text:p>
          </table:table-cell>
          <table:table-cell table:formula="of:=[.G33]/[.B33]" office:value-type="percentage" office:value="0.0463576158940397" calcext:value-type="percentage">
            <text:p>4.64%</text:p>
          </table:table-cell>
          <table:table-cell table:number-columns-repeated="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71" calcext:value-type="float">
            <text:p>271</text:p>
          </table:table-cell>
          <table:table-cell office:value-type="float" office:value="24" calcext:value-type="float">
            <text:p>24</text:p>
          </table:table-cell>
          <table:table-cell table:formula="of:=[.C34]/[.B34]" office:value-type="percentage" office:value="0.0885608856088561" calcext:value-type="percentage">
            <text:p>8.86%</text:p>
          </table:table-cell>
          <table:table-cell office:value-type="float" office:value="10" calcext:value-type="float">
            <text:p>10</text:p>
          </table:table-cell>
          <table:table-cell table:formula="of:=[.E34]/[.B34]" office:value-type="percentage" office:value="0.03690036900369" calcext:value-type="percentage">
            <text:p>3.69%</text:p>
          </table:table-cell>
          <table:table-cell office:value-type="float" office:value="14" calcext:value-type="float">
            <text:p>14</text:p>
          </table:table-cell>
          <table:table-cell table:formula="of:=[.G34]/[.B34]" office:value-type="percentage" office:value="0.0516605166051661" calcext:value-type="percentage">
            <text:p>5.17%</text:p>
          </table:table-cell>
          <table:table-cell table:number-columns-repeated="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40" calcext:value-type="float">
            <text:p>240</text:p>
          </table:table-cell>
          <table:table-cell office:value-type="float" office:value="21" calcext:value-type="float">
            <text:p>21</text:p>
          </table:table-cell>
          <table:table-cell table:formula="of:=[.C35]/[.B35]" office:value-type="percentage" office:value="0.0875" calcext:value-type="percentage">
            <text:p>8.75%</text:p>
          </table:table-cell>
          <table:table-cell office:value-type="float" office:value="9" calcext:value-type="float">
            <text:p>9</text:p>
          </table:table-cell>
          <table:table-cell table:formula="of:=[.E35]/[.B35]" office:value-type="percentage" office:value="0.0375" calcext:value-type="percentage">
            <text:p>3.75%</text:p>
          </table:table-cell>
          <table:table-cell office:value-type="float" office:value="12" calcext:value-type="float">
            <text:p>12</text:p>
          </table:table-cell>
          <table:table-cell table:formula="of:=[.G35]/[.B35]" office:value-type="percentage" office:value="0.05" calcext:value-type="percentage">
            <text:p>5.00%</text:p>
          </table:table-cell>
          <table:table-cell table:number-columns-repeated="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16" calcext:value-type="float">
            <text:p>216</text:p>
          </table:table-cell>
          <table:table-cell office:value-type="float" office:value="20" calcext:value-type="float">
            <text:p>20</text:p>
          </table:table-cell>
          <table:table-cell table:formula="of:=[.C36]/[.B36]" office:value-type="percentage" office:value="0.0925925925925926" calcext:value-type="percentage">
            <text:p>9.26%</text:p>
          </table:table-cell>
          <table:table-cell office:value-type="float" office:value="8" calcext:value-type="float">
            <text:p>8</text:p>
          </table:table-cell>
          <table:table-cell table:formula="of:=[.E36]/[.B36]" office:value-type="percentage" office:value="0.037037037037037" calcext:value-type="percentage">
            <text:p>3.70%</text:p>
          </table:table-cell>
          <table:table-cell office:value-type="float" office:value="12" calcext:value-type="float">
            <text:p>12</text:p>
          </table:table-cell>
          <table:table-cell table:formula="of:=[.G36]/[.B36]" office:value-type="percentage" office:value="0.0555555555555556" calcext:value-type="percentage">
            <text:p>5.56%</text:p>
          </table:table-cell>
          <table:table-cell table:number-columns-repeated="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98" calcext:value-type="float">
            <text:p>198</text:p>
          </table:table-cell>
          <table:table-cell office:value-type="float" office:value="19" calcext:value-type="float">
            <text:p>19</text:p>
          </table:table-cell>
          <table:table-cell table:formula="of:=[.C37]/[.B37]" office:value-type="percentage" office:value="0.095959595959596" calcext:value-type="percentage">
            <text:p>9.60%</text:p>
          </table:table-cell>
          <table:table-cell office:value-type="float" office:value="8" calcext:value-type="float">
            <text:p>8</text:p>
          </table:table-cell>
          <table:table-cell table:formula="of:=[.E37]/[.B37]" office:value-type="percentage" office:value="0.0404040404040404" calcext:value-type="percentage">
            <text:p>4.04%</text:p>
          </table:table-cell>
          <table:table-cell office:value-type="float" office:value="11" calcext:value-type="float">
            <text:p>11</text:p>
          </table:table-cell>
          <table:table-cell table:formula="of:=[.G37]/[.B37]" office:value-type="percentage" office:value="0.0555555555555556" calcext:value-type="percentage">
            <text:p>5.56%</text:p>
          </table:table-cell>
          <table:table-cell table:number-columns-repeated="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83" calcext:value-type="float">
            <text:p>183</text:p>
          </table:table-cell>
          <table:table-cell office:value-type="float" office:value="18" calcext:value-type="float">
            <text:p>18</text:p>
          </table:table-cell>
          <table:table-cell table:formula="of:=[.C38]/[.B38]" office:value-type="percentage" office:value="0.0983606557377049" calcext:value-type="percentage">
            <text:p>9.84%</text:p>
          </table:table-cell>
          <table:table-cell office:value-type="float" office:value="8" calcext:value-type="float">
            <text:p>8</text:p>
          </table:table-cell>
          <table:table-cell table:formula="of:=[.E38]/[.B38]" office:value-type="percentage" office:value="0.0437158469945355" calcext:value-type="percentage">
            <text:p>4.37%</text:p>
          </table:table-cell>
          <table:table-cell office:value-type="float" office:value="10" calcext:value-type="float">
            <text:p>10</text:p>
          </table:table-cell>
          <table:table-cell table:formula="of:=[.G38]/[.B38]" office:value-type="percentage" office:value="0.0546448087431694" calcext:value-type="percentage">
            <text:p>5.46%</text:p>
          </table:table-cell>
          <table:table-cell table:number-columns-repeated="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6" calcext:value-type="float">
            <text:p>166</text:p>
          </table:table-cell>
          <table:table-cell office:value-type="float" office:value="18" calcext:value-type="float">
            <text:p>18</text:p>
          </table:table-cell>
          <table:table-cell table:formula="of:=[.C39]/[.B39]" office:value-type="percentage" office:value="0.108433734939759" calcext:value-type="percentage">
            <text:p>10.84%</text:p>
          </table:table-cell>
          <table:table-cell office:value-type="float" office:value="8" calcext:value-type="float">
            <text:p>8</text:p>
          </table:table-cell>
          <table:table-cell table:formula="of:=[.E39]/[.B39]" office:value-type="percentage" office:value="0.0481927710843374" calcext:value-type="percentage">
            <text:p>4.82%</text:p>
          </table:table-cell>
          <table:table-cell office:value-type="float" office:value="10" calcext:value-type="float">
            <text:p>10</text:p>
          </table:table-cell>
          <table:table-cell table:formula="of:=[.G39]/[.B39]" office:value-type="percentage" office:value="0.0602409638554217" calcext:value-type="percentage">
            <text:p>6.02%</text:p>
          </table:table-cell>
          <table:table-cell table:number-columns-repeated="1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1" calcext:value-type="float">
            <text:p>151</text:p>
          </table:table-cell>
          <table:table-cell office:value-type="float" office:value="16" calcext:value-type="float">
            <text:p>16</text:p>
          </table:table-cell>
          <table:table-cell table:formula="of:=[.C40]/[.B40]" office:value-type="percentage" office:value="0.105960264900662" calcext:value-type="percentage">
            <text:p>10.60%</text:p>
          </table:table-cell>
          <table:table-cell office:value-type="float" office:value="7" calcext:value-type="float">
            <text:p>7</text:p>
          </table:table-cell>
          <table:table-cell table:formula="of:=[.E40]/[.B40]" office:value-type="percentage" office:value="0.0463576158940397" calcext:value-type="percentage">
            <text:p>4.64%</text:p>
          </table:table-cell>
          <table:table-cell office:value-type="float" office:value="9" calcext:value-type="float">
            <text:p>9</text:p>
          </table:table-cell>
          <table:table-cell table:formula="of:=[.G40]/[.B40]" office:value-type="percentage" office:value="0.0596026490066225" calcext:value-type="percentage">
            <text:p>5.96%</text:p>
          </table:table-cell>
          <table:table-cell table:number-columns-repeated="1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37" calcext:value-type="float">
            <text:p>137</text:p>
          </table:table-cell>
          <table:table-cell office:value-type="float" office:value="15" calcext:value-type="float">
            <text:p>15</text:p>
          </table:table-cell>
          <table:table-cell table:formula="of:=[.C41]/[.B41]" office:value-type="percentage" office:value="0.109489051094891" calcext:value-type="percentage">
            <text:p>10.95%</text:p>
          </table:table-cell>
          <table:table-cell office:value-type="float" office:value="7" calcext:value-type="float">
            <text:p>7</text:p>
          </table:table-cell>
          <table:table-cell table:formula="of:=[.E41]/[.B41]" office:value-type="percentage" office:value="0.0510948905109489" calcext:value-type="percentage">
            <text:p>5.11%</text:p>
          </table:table-cell>
          <table:table-cell office:value-type="float" office:value="8" calcext:value-type="float">
            <text:p>8</text:p>
          </table:table-cell>
          <table:table-cell table:formula="of:=[.G41]/[.B41]" office:value-type="percentage" office:value="0.0583941605839416" calcext:value-type="percentage">
            <text:p>5.84%</text:p>
          </table:table-cell>
          <table:table-cell table:number-columns-repeated="1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30" calcext:value-type="float">
            <text:p>130</text:p>
          </table:table-cell>
          <table:table-cell office:value-type="float" office:value="13" calcext:value-type="float">
            <text:p>13</text:p>
          </table:table-cell>
          <table:table-cell table:formula="of:=[.C42]/[.B42]" office:value-type="percentage" office:value="0.1" calcext:value-type="percentage">
            <text:p>10.00%</text:p>
          </table:table-cell>
          <table:table-cell office:value-type="float" office:value="6" calcext:value-type="float">
            <text:p>6</text:p>
          </table:table-cell>
          <table:table-cell table:formula="of:=[.E42]/[.B42]" office:value-type="percentage" office:value="0.0461538461538462" calcext:value-type="percentage">
            <text:p>4.62%</text:p>
          </table:table-cell>
          <table:table-cell office:value-type="float" office:value="7" calcext:value-type="float">
            <text:p>7</text:p>
          </table:table-cell>
          <table:table-cell table:formula="of:=[.G42]/[.B42]" office:value-type="percentage" office:value="0.0538461538461539" calcext:value-type="percentage">
            <text:p>5.38%</text:p>
          </table:table-cell>
          <table:table-cell table:number-columns-repeated="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9" calcext:value-type="float">
            <text:p>119</text:p>
          </table:table-cell>
          <table:table-cell office:value-type="float" office:value="11" calcext:value-type="float">
            <text:p>11</text:p>
          </table:table-cell>
          <table:table-cell table:formula="of:=[.C43]/[.B43]" office:value-type="percentage" office:value="0.092436974789916" calcext:value-type="percentage">
            <text:p>9.24%</text:p>
          </table:table-cell>
          <table:table-cell office:value-type="float" office:value="5" calcext:value-type="float">
            <text:p>5</text:p>
          </table:table-cell>
          <table:table-cell table:formula="of:=[.E43]/[.B43]" office:value-type="percentage" office:value="0.0420168067226891" calcext:value-type="percentage">
            <text:p>4.20%</text:p>
          </table:table-cell>
          <table:table-cell office:value-type="float" office:value="6" calcext:value-type="float">
            <text:p>6</text:p>
          </table:table-cell>
          <table:table-cell table:formula="of:=[.G43]/[.B43]" office:value-type="percentage" office:value="0.0504201680672269" calcext:value-type="percentage">
            <text:p>5.04%</text:p>
          </table:table-cell>
          <table:table-cell table:number-columns-repeated="12"/>
        </table:table-row>
      </table:table>
      <table:table table:name="Nature-Cause" table:style-name="ta1">
        <office:forms form:automatic-focus="false" form:apply-design-mode="false"/>
        <table:shapes>
          <draw:frame draw:z-index="0" draw:style-name="gr1" draw:text-style-name="P1" svg:width="15.999cm" svg:height="8.999cm" svg:x="18.563cm" svg:y="0.6cm">
            <draw:object draw:notify-on-update-of-ranges="'Nature-Cause'.A2:'Nature-Cause'.A21 'Nature-Cause'.D1:'Nature-Cause'.D1 'Nature-Cause'.D2:'Nature-Cause'.D21 'Nature-Cause'.F1:'Nature-Cause'.F1 'Nature-Cause'.F2:'Nature-Cause'.F21 'Nature-Cause'.H1:'Nature-Cause'.H1 'Nature-Cause'.H2:'Nature-Cause'.H2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15.999cm" svg:height="8.999cm" svg:x="18.563cm" svg:y="10.734cm">
            <draw:object draw:notify-on-update-of-ranges="'Nature-Cause'.A24:'Nature-Cause'.A43 'Nature-Cause'.D23:'Nature-Cause'.D23 'Nature-Cause'.D24:'Nature-Cause'.D43 'Nature-Cause'.F23:'Nature-Cause'.F23 'Nature-Cause'.F24:'Nature-Cause'.F43 'Nature-Cause'.H23:'Nature-Cause'.H23 'Nature-Cause'.H24:'Nature-Cause'.H4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number-columns-repeated="12" table:default-cell-style-name="Default"/>
        <table:table-row table:style-name="ro1">
          <table:table-cell table:style-name="ce1" office:value-type="string" calcext:value-type="string">
            <text:p>Min Tweets</text:p>
          </table:table-cell>
          <table:table-cell table:style-name="ce1" office:value-type="string" calcext:value-type="string">
            <text:p>Users</text:p>
          </table:table-cell>
          <table:table-cell table:style-name="ce1"/>
          <table:table-cell table:style-name="ce1" office:value-type="string" calcext:value-type="string">
            <text:p>WNCA</text:p>
          </table:table-cell>
          <table:table-cell table:style-name="ce5"/>
          <table:table-cell table:style-name="ce5" office:value-type="string" calcext:value-type="string">
            <text:p>GWNCA</text:p>
          </table:table-cell>
          <table:table-cell table:style-name="ce1"/>
          <table:table-cell table:style-name="ce1" office:value-type="string" calcext:value-type="string">
            <text:p>DWNCA</text:p>
          </table:table-cell>
          <table:table-cell table:style-name="ce1"/>
          <table:table-cell table:style-name="ce5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5"/>
          <table:table-cell table:style-name="ce4" table:number-columns-repeated="5"/>
          <table:table-cell table:style-name="ce1"/>
          <table:table-cell table:style-name="ce4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2"/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76" calcext:value-type="float">
            <text:p>2376</text:p>
          </table:table-cell>
          <table:table-cell office:value-type="float" office:value="54" calcext:value-type="float">
            <text:p>54</text:p>
          </table:table-cell>
          <table:table-cell table:formula="of:=[.C3]/[.B3]" office:value-type="percentage" office:value="0.0227272727272727" calcext:value-type="percentage">
            <text:p>2.27%</text:p>
          </table:table-cell>
          <table:table-cell office:value-type="float" office:value="35" calcext:value-type="float">
            <text:p>35</text:p>
          </table:table-cell>
          <table:table-cell table:formula="of:=[.E3]/[.B3]" office:value-type="percentage" office:value="0.0147306397306397" calcext:value-type="percentage">
            <text:p>1.47%</text:p>
          </table:table-cell>
          <table:table-cell office:value-type="float" office:value="19" calcext:value-type="float">
            <text:p>19</text:p>
          </table:table-cell>
          <table:table-cell table:formula="of:=[.G3]/[.B3]" office:value-type="percentage" office:value="0.007996632996633" calcext:value-type="percentage">
            <text:p>0.80%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47" calcext:value-type="float">
            <text:p>1347</text:p>
          </table:table-cell>
          <table:table-cell office:value-type="float" office:value="48" calcext:value-type="float">
            <text:p>48</text:p>
          </table:table-cell>
          <table:table-cell table:formula="of:=[.C4]/[.B4]" office:value-type="percentage" office:value="0.0356347438752784" calcext:value-type="percentage">
            <text:p>3.56%</text:p>
          </table:table-cell>
          <table:table-cell office:value-type="float" office:value="33" calcext:value-type="float">
            <text:p>33</text:p>
          </table:table-cell>
          <table:table-cell table:formula="of:=[.E4]/[.B4]" office:value-type="percentage" office:value="0.0244988864142539" calcext:value-type="percentage">
            <text:p>2.45%</text:p>
          </table:table-cell>
          <table:table-cell office:value-type="float" office:value="15" calcext:value-type="float">
            <text:p>15</text:p>
          </table:table-cell>
          <table:table-cell table:formula="of:=[.G4]/[.B4]" office:value-type="percentage" office:value="0.0111358574610245" calcext:value-type="percentage">
            <text:p>1.11%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27" calcext:value-type="float">
            <text:p>927</text:p>
          </table:table-cell>
          <table:table-cell office:value-type="float" office:value="40" calcext:value-type="float">
            <text:p>40</text:p>
          </table:table-cell>
          <table:table-cell table:formula="of:=[.C5]/[.B5]" office:value-type="percentage" office:value="0.0431499460625674" calcext:value-type="percentage">
            <text:p>4.31%</text:p>
          </table:table-cell>
          <table:table-cell office:value-type="float" office:value="27" calcext:value-type="float">
            <text:p>27</text:p>
          </table:table-cell>
          <table:table-cell table:formula="of:=[.E5]/[.B5]" office:value-type="percentage" office:value="0.029126213592233" calcext:value-type="percentage">
            <text:p>2.91%</text:p>
          </table:table-cell>
          <table:table-cell office:value-type="float" office:value="13" calcext:value-type="float">
            <text:p>13</text:p>
          </table:table-cell>
          <table:table-cell table:formula="of:=[.G5]/[.B5]" office:value-type="percentage" office:value="0.0140237324703344" calcext:value-type="percentage">
            <text:p>1.40%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05" calcext:value-type="float">
            <text:p>705</text:p>
          </table:table-cell>
          <table:table-cell office:value-type="float" office:value="34" calcext:value-type="float">
            <text:p>34</text:p>
          </table:table-cell>
          <table:table-cell table:formula="of:=[.C6]/[.B6]" office:value-type="percentage" office:value="0.0482269503546099" calcext:value-type="percentage">
            <text:p>4.82%</text:p>
          </table:table-cell>
          <table:table-cell office:value-type="float" office:value="24" calcext:value-type="float">
            <text:p>24</text:p>
          </table:table-cell>
          <table:table-cell table:formula="of:=[.E6]/[.B6]" office:value-type="percentage" office:value="0.0340425531914894" calcext:value-type="percentage">
            <text:p>3.40%</text:p>
          </table:table-cell>
          <table:table-cell office:value-type="float" office:value="10" calcext:value-type="float">
            <text:p>10</text:p>
          </table:table-cell>
          <table:table-cell table:formula="of:=[.G6]/[.B6]" office:value-type="percentage" office:value="0.0141843971631206" calcext:value-type="percentage">
            <text:p>1.42%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61" calcext:value-type="float">
            <text:p>561</text:p>
          </table:table-cell>
          <table:table-cell office:value-type="float" office:value="28" calcext:value-type="float">
            <text:p>28</text:p>
          </table:table-cell>
          <table:table-cell table:formula="of:=[.C7]/[.B7]" office:value-type="percentage" office:value="0.0499108734402852" calcext:value-type="percentage">
            <text:p>4.99%</text:p>
          </table:table-cell>
          <table:table-cell office:value-type="float" office:value="20" calcext:value-type="float">
            <text:p>20</text:p>
          </table:table-cell>
          <table:table-cell table:formula="of:=[.E7]/[.B7]" office:value-type="percentage" office:value="0.035650623885918" calcext:value-type="percentage">
            <text:p>3.57%</text:p>
          </table:table-cell>
          <table:table-cell office:value-type="float" office:value="8" calcext:value-type="float">
            <text:p>8</text:p>
          </table:table-cell>
          <table:table-cell table:formula="of:=[.G7]/[.B7]" office:value-type="percentage" office:value="0.0142602495543672" calcext:value-type="percentage">
            <text:p>1.43%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68" calcext:value-type="float">
            <text:p>468</text:p>
          </table:table-cell>
          <table:table-cell office:value-type="float" office:value="25" calcext:value-type="float">
            <text:p>25</text:p>
          </table:table-cell>
          <table:table-cell table:formula="of:=[.C8]/[.B8]" office:value-type="percentage" office:value="0.0534188034188034" calcext:value-type="percentage">
            <text:p>5.34%</text:p>
          </table:table-cell>
          <table:table-cell office:value-type="float" office:value="17" calcext:value-type="float">
            <text:p>17</text:p>
          </table:table-cell>
          <table:table-cell table:formula="of:=[.E8]/[.B8]" office:value-type="percentage" office:value="0.0363247863247863" calcext:value-type="percentage">
            <text:p>3.63%</text:p>
          </table:table-cell>
          <table:table-cell office:value-type="float" office:value="8" calcext:value-type="float">
            <text:p>8</text:p>
          </table:table-cell>
          <table:table-cell table:formula="of:=[.G8]/[.B8]" office:value-type="percentage" office:value="0.0170940170940171" calcext:value-type="percentage">
            <text:p>1.71%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92" calcext:value-type="float">
            <text:p>392</text:p>
          </table:table-cell>
          <table:table-cell office:value-type="float" office:value="24" calcext:value-type="float">
            <text:p>24</text:p>
          </table:table-cell>
          <table:table-cell table:formula="of:=[.C9]/[.B9]" office:value-type="percentage" office:value="0.0612244897959184" calcext:value-type="percentage">
            <text:p>6.12%</text:p>
          </table:table-cell>
          <table:table-cell office:value-type="float" office:value="17" calcext:value-type="float">
            <text:p>17</text:p>
          </table:table-cell>
          <table:table-cell table:formula="of:=[.E9]/[.B9]" office:value-type="percentage" office:value="0.0433673469387755" calcext:value-type="percentage">
            <text:p>4.34%</text:p>
          </table:table-cell>
          <table:table-cell office:value-type="float" office:value="7" calcext:value-type="float">
            <text:p>7</text:p>
          </table:table-cell>
          <table:table-cell table:formula="of:=[.G9]/[.B9]" office:value-type="percentage" office:value="0.0178571428571429" calcext:value-type="percentage">
            <text:p>1.79%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45" calcext:value-type="float">
            <text:p>345</text:p>
          </table:table-cell>
          <table:table-cell office:value-type="float" office:value="24" calcext:value-type="float">
            <text:p>24</text:p>
          </table:table-cell>
          <table:table-cell table:formula="of:=[.C10]/[.B10]" office:value-type="percentage" office:value="0.0695652173913043" calcext:value-type="percentage">
            <text:p>6.96%</text:p>
          </table:table-cell>
          <table:table-cell office:value-type="float" office:value="17" calcext:value-type="float">
            <text:p>17</text:p>
          </table:table-cell>
          <table:table-cell table:formula="of:=[.E10]/[.B10]" office:value-type="percentage" office:value="0.0492753623188406" calcext:value-type="percentage">
            <text:p>4.93%</text:p>
          </table:table-cell>
          <table:table-cell office:value-type="float" office:value="7" calcext:value-type="float">
            <text:p>7</text:p>
          </table:table-cell>
          <table:table-cell table:formula="of:=[.G10]/[.B10]" office:value-type="percentage" office:value="0.0202898550724638" calcext:value-type="percentage">
            <text:p>2.03%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2" calcext:value-type="float">
            <text:p>302</text:p>
          </table:table-cell>
          <table:table-cell office:value-type="float" office:value="22" calcext:value-type="float">
            <text:p>22</text:p>
          </table:table-cell>
          <table:table-cell table:formula="of:=[.C11]/[.B11]" office:value-type="percentage" office:value="0.0728476821192053" calcext:value-type="percentage">
            <text:p>7.28%</text:p>
          </table:table-cell>
          <table:table-cell office:value-type="float" office:value="17" calcext:value-type="float">
            <text:p>17</text:p>
          </table:table-cell>
          <table:table-cell table:formula="of:=[.E11]/[.B11]" office:value-type="percentage" office:value="0.0562913907284768" calcext:value-type="percentage">
            <text:p>5.63%</text:p>
          </table:table-cell>
          <table:table-cell office:value-type="float" office:value="5" calcext:value-type="float">
            <text:p>5</text:p>
          </table:table-cell>
          <table:table-cell table:formula="of:=[.G11]/[.B11]" office:value-type="percentage" office:value="0.0165562913907285" calcext:value-type="percentage">
            <text:p>1.66%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71" calcext:value-type="float">
            <text:p>271</text:p>
          </table:table-cell>
          <table:table-cell office:value-type="float" office:value="20" calcext:value-type="float">
            <text:p>20</text:p>
          </table:table-cell>
          <table:table-cell table:formula="of:=[.C12]/[.B12]" office:value-type="percentage" office:value="0.0738007380073801" calcext:value-type="percentage">
            <text:p>7.38%</text:p>
          </table:table-cell>
          <table:table-cell office:value-type="float" office:value="16" calcext:value-type="float">
            <text:p>16</text:p>
          </table:table-cell>
          <table:table-cell table:formula="of:=[.E12]/[.B12]" office:value-type="percentage" office:value="0.0590405904059041" calcext:value-type="percentage">
            <text:p>5.90%</text:p>
          </table:table-cell>
          <table:table-cell office:value-type="float" office:value="4" calcext:value-type="float">
            <text:p>4</text:p>
          </table:table-cell>
          <table:table-cell table:formula="of:=[.G12]/[.B12]" office:value-type="percentage" office:value="0.014760147601476" calcext:value-type="percentage">
            <text:p>1.48%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40" calcext:value-type="float">
            <text:p>240</text:p>
          </table:table-cell>
          <table:table-cell office:value-type="float" office:value="19" calcext:value-type="float">
            <text:p>19</text:p>
          </table:table-cell>
          <table:table-cell table:formula="of:=[.C13]/[.B13]" office:value-type="percentage" office:value="0.0791666666666667" calcext:value-type="percentage">
            <text:p>7.92%</text:p>
          </table:table-cell>
          <table:table-cell office:value-type="float" office:value="15" calcext:value-type="float">
            <text:p>15</text:p>
          </table:table-cell>
          <table:table-cell table:formula="of:=[.E13]/[.B13]" office:value-type="percentage" office:value="0.0625" calcext:value-type="percentage">
            <text:p>6.25%</text:p>
          </table:table-cell>
          <table:table-cell office:value-type="float" office:value="4" calcext:value-type="float">
            <text:p>4</text:p>
          </table:table-cell>
          <table:table-cell table:formula="of:=[.G13]/[.B13]" office:value-type="percentage" office:value="0.0166666666666667" calcext:value-type="percentage">
            <text:p>1.67%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16" calcext:value-type="float">
            <text:p>216</text:p>
          </table:table-cell>
          <table:table-cell office:value-type="float" office:value="19" calcext:value-type="float">
            <text:p>19</text:p>
          </table:table-cell>
          <table:table-cell table:formula="of:=[.C14]/[.B14]" office:value-type="percentage" office:value="0.087962962962963" calcext:value-type="percentage">
            <text:p>8.80%</text:p>
          </table:table-cell>
          <table:table-cell office:value-type="float" office:value="15" calcext:value-type="float">
            <text:p>15</text:p>
          </table:table-cell>
          <table:table-cell table:formula="of:=[.E14]/[.B14]" office:value-type="percentage" office:value="0.0694444444444444" calcext:value-type="percentage">
            <text:p>6.94%</text:p>
          </table:table-cell>
          <table:table-cell office:value-type="float" office:value="4" calcext:value-type="float">
            <text:p>4</text:p>
          </table:table-cell>
          <table:table-cell table:formula="of:=[.G14]/[.B14]" office:value-type="percentage" office:value="0.0185185185185185" calcext:value-type="percentage">
            <text:p>1.85%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98" calcext:value-type="float">
            <text:p>198</text:p>
          </table:table-cell>
          <table:table-cell office:value-type="float" office:value="18" calcext:value-type="float">
            <text:p>18</text:p>
          </table:table-cell>
          <table:table-cell table:formula="of:=[.C15]/[.B15]" office:value-type="percentage" office:value="0.0909090909090909" calcext:value-type="percentage">
            <text:p>9.09%</text:p>
          </table:table-cell>
          <table:table-cell office:value-type="float" office:value="14" calcext:value-type="float">
            <text:p>14</text:p>
          </table:table-cell>
          <table:table-cell table:formula="of:=[.E15]/[.B15]" office:value-type="percentage" office:value="0.0707070707070707" calcext:value-type="percentage">
            <text:p>7.07%</text:p>
          </table:table-cell>
          <table:table-cell office:value-type="float" office:value="4" calcext:value-type="float">
            <text:p>4</text:p>
          </table:table-cell>
          <table:table-cell table:formula="of:=[.G15]/[.B15]" office:value-type="percentage" office:value="0.0202020202020202" calcext:value-type="percentage">
            <text:p>2.02%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83" calcext:value-type="float">
            <text:p>183</text:p>
          </table:table-cell>
          <table:table-cell office:value-type="float" office:value="17" calcext:value-type="float">
            <text:p>17</text:p>
          </table:table-cell>
          <table:table-cell table:formula="of:=[.C16]/[.B16]" office:value-type="percentage" office:value="0.092896174863388" calcext:value-type="percentage">
            <text:p>9.29%</text:p>
          </table:table-cell>
          <table:table-cell office:value-type="float" office:value="13" calcext:value-type="float">
            <text:p>13</text:p>
          </table:table-cell>
          <table:table-cell table:formula="of:=[.E16]/[.B16]" office:value-type="percentage" office:value="0.0710382513661202" calcext:value-type="percentage">
            <text:p>7.10%</text:p>
          </table:table-cell>
          <table:table-cell office:value-type="float" office:value="4" calcext:value-type="float">
            <text:p>4</text:p>
          </table:table-cell>
          <table:table-cell table:formula="of:=[.G16]/[.B16]" office:value-type="percentage" office:value="0.0218579234972678" calcext:value-type="percentage">
            <text:p>2.19%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6" calcext:value-type="float">
            <text:p>166</text:p>
          </table:table-cell>
          <table:table-cell office:value-type="float" office:value="17" calcext:value-type="float">
            <text:p>17</text:p>
          </table:table-cell>
          <table:table-cell table:formula="of:=[.C17]/[.B17]" office:value-type="percentage" office:value="0.102409638554217" calcext:value-type="percentage">
            <text:p>10.24%</text:p>
          </table:table-cell>
          <table:table-cell office:value-type="float" office:value="13" calcext:value-type="float">
            <text:p>13</text:p>
          </table:table-cell>
          <table:table-cell table:formula="of:=[.E17]/[.B17]" office:value-type="percentage" office:value="0.0783132530120482" calcext:value-type="percentage">
            <text:p>7.83%</text:p>
          </table:table-cell>
          <table:table-cell office:value-type="float" office:value="4" calcext:value-type="float">
            <text:p>4</text:p>
          </table:table-cell>
          <table:table-cell table:formula="of:=[.G17]/[.B17]" office:value-type="percentage" office:value="0.0240963855421687" calcext:value-type="percentage">
            <text:p>2.41%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1" calcext:value-type="float">
            <text:p>151</text:p>
          </table:table-cell>
          <table:table-cell office:value-type="float" office:value="17" calcext:value-type="float">
            <text:p>17</text:p>
          </table:table-cell>
          <table:table-cell table:formula="of:=[.C18]/[.B18]" office:value-type="percentage" office:value="0.112582781456954" calcext:value-type="percentage">
            <text:p>11.26%</text:p>
          </table:table-cell>
          <table:table-cell office:value-type="float" office:value="13" calcext:value-type="float">
            <text:p>13</text:p>
          </table:table-cell>
          <table:table-cell table:formula="of:=[.E18]/[.B18]" office:value-type="percentage" office:value="0.0860927152317881" calcext:value-type="percentage">
            <text:p>8.61%</text:p>
          </table:table-cell>
          <table:table-cell office:value-type="float" office:value="4" calcext:value-type="float">
            <text:p>4</text:p>
          </table:table-cell>
          <table:table-cell table:formula="of:=[.G18]/[.B18]" office:value-type="percentage" office:value="0.0264900662251656" calcext:value-type="percentage">
            <text:p>2.65%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37" calcext:value-type="float">
            <text:p>137</text:p>
          </table:table-cell>
          <table:table-cell office:value-type="float" office:value="14" calcext:value-type="float">
            <text:p>14</text:p>
          </table:table-cell>
          <table:table-cell table:formula="of:=[.C19]/[.B19]" office:value-type="percentage" office:value="0.102189781021898" calcext:value-type="percentage">
            <text:p>10.22%</text:p>
          </table:table-cell>
          <table:table-cell office:value-type="float" office:value="11" calcext:value-type="float">
            <text:p>11</text:p>
          </table:table-cell>
          <table:table-cell table:formula="of:=[.E19]/[.B19]" office:value-type="percentage" office:value="0.0802919708029197" calcext:value-type="percentage">
            <text:p>8.03%</text:p>
          </table:table-cell>
          <table:table-cell office:value-type="float" office:value="3" calcext:value-type="float">
            <text:p>3</text:p>
          </table:table-cell>
          <table:table-cell table:formula="of:=[.G19]/[.B19]" office:value-type="percentage" office:value="0.0218978102189781" calcext:value-type="percentage">
            <text:p>2.19%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30" calcext:value-type="float">
            <text:p>130</text:p>
          </table:table-cell>
          <table:table-cell office:value-type="float" office:value="13" calcext:value-type="float">
            <text:p>13</text:p>
          </table:table-cell>
          <table:table-cell table:formula="of:=[.C20]/[.B20]" office:value-type="percentage" office:value="0.1" calcext:value-type="percentage">
            <text:p>10.00%</text:p>
          </table:table-cell>
          <table:table-cell office:value-type="float" office:value="10" calcext:value-type="float">
            <text:p>10</text:p>
          </table:table-cell>
          <table:table-cell table:formula="of:=[.E20]/[.B20]" office:value-type="percentage" office:value="0.0769230769230769" calcext:value-type="percentage">
            <text:p>7.69%</text:p>
          </table:table-cell>
          <table:table-cell office:value-type="float" office:value="3" calcext:value-type="float">
            <text:p>3</text:p>
          </table:table-cell>
          <table:table-cell table:formula="of:=[.G20]/[.B20]" office:value-type="percentage" office:value="0.0230769230769231" calcext:value-type="percentage">
            <text:p>2.31%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9" calcext:value-type="float">
            <text:p>119</text:p>
          </table:table-cell>
          <table:table-cell office:value-type="float" office:value="10" calcext:value-type="float">
            <text:p>10</text:p>
          </table:table-cell>
          <table:table-cell table:formula="of:=[.C21]/[.B21]" office:value-type="percentage" office:value="0.0840336134453782" calcext:value-type="percentage">
            <text:p>8.40%</text:p>
          </table:table-cell>
          <table:table-cell office:value-type="float" office:value="8" calcext:value-type="float">
            <text:p>8</text:p>
          </table:table-cell>
          <table:table-cell table:formula="of:=[.E21]/[.B21]" office:value-type="percentage" office:value="0.0672268907563025" calcext:value-type="percentage">
            <text:p>6.72%</text:p>
          </table:table-cell>
          <table:table-cell office:value-type="float" office:value="2" calcext:value-type="float">
            <text:p>2</text:p>
          </table:table-cell>
          <table:table-cell table:formula="of:=[.G21]/[.B21]" office:value-type="percentage" office:value="0.0168067226890756" calcext:value-type="percentage">
            <text:p>1.68%</text:p>
          </table:table-cell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1">
          <table:table-cell table:style-name="ce1" office:value-type="string" calcext:value-type="string">
            <text:p>Min Tweets</text:p>
          </table:table-cell>
          <table:table-cell table:style-name="ce1" office:value-type="string" calcext:value-type="string">
            <text:p>Users</text:p>
          </table:table-cell>
          <table:table-cell table:style-name="ce1"/>
          <table:table-cell table:style-name="ce1" office:value-type="string" calcext:value-type="string">
            <text:p>SNCA</text:p>
          </table:table-cell>
          <table:table-cell table:style-name="ce5"/>
          <table:table-cell table:style-name="ce5" office:value-type="string" calcext:value-type="string">
            <text:p>GSNCA</text:p>
          </table:table-cell>
          <table:table-cell table:style-name="ce1"/>
          <table:table-cell table:style-name="ce1" office:value-type="string" calcext:value-type="string">
            <text:p>DSNCA</text:p>
          </table:table-cell>
          <table:table-cell table:style-name="ce5"/>
          <table:table-cell table:style-name="ce5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5"/>
          <table:table-cell table:style-name="ce4" table:number-columns-repeated="5"/>
          <table:table-cell table:style-name="ce1"/>
          <table:table-cell table:style-name="ce4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76" calcext:value-type="float">
            <text:p>2376</text:p>
          </table:table-cell>
          <table:table-cell office:value-type="float" office:value="11" calcext:value-type="float">
            <text:p>11</text:p>
          </table:table-cell>
          <table:table-cell table:formula="of:=[.C25]/[.B25]" office:value-type="percentage" office:value="0.00462962962962963" calcext:value-type="percentage">
            <text:p>0.46%</text:p>
          </table:table-cell>
          <table:table-cell office:value-type="float" office:value="8" calcext:value-type="float">
            <text:p>8</text:p>
          </table:table-cell>
          <table:table-cell table:formula="of:=[.E25]/[.B25]" office:value-type="percentage" office:value="0.00336700336700337" calcext:value-type="percentage">
            <text:p>0.34%</text:p>
          </table:table-cell>
          <table:table-cell office:value-type="float" office:value="3" calcext:value-type="float">
            <text:p>3</text:p>
          </table:table-cell>
          <table:table-cell table:formula="of:=[.G25]/[.B25]" office:value-type="percentage" office:value="0.00126262626262626" calcext:value-type="percentage">
            <text:p>0.13%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47" calcext:value-type="float">
            <text:p>1347</text:p>
          </table:table-cell>
          <table:table-cell office:value-type="float" office:value="10" calcext:value-type="float">
            <text:p>10</text:p>
          </table:table-cell>
          <table:table-cell table:formula="of:=[.C26]/[.B26]" office:value-type="percentage" office:value="0.00742390497401633" calcext:value-type="percentage">
            <text:p>0.74%</text:p>
          </table:table-cell>
          <table:table-cell office:value-type="float" office:value="7" calcext:value-type="float">
            <text:p>7</text:p>
          </table:table-cell>
          <table:table-cell table:formula="of:=[.E26]/[.B26]" office:value-type="percentage" office:value="0.00519673348181143" calcext:value-type="percentage">
            <text:p>0.52%</text:p>
          </table:table-cell>
          <table:table-cell office:value-type="float" office:value="3" calcext:value-type="float">
            <text:p>3</text:p>
          </table:table-cell>
          <table:table-cell table:formula="of:=[.G26]/[.B26]" office:value-type="percentage" office:value="0.0022271714922049" calcext:value-type="percentage">
            <text:p>0.22%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27" calcext:value-type="float">
            <text:p>927</text:p>
          </table:table-cell>
          <table:table-cell office:value-type="float" office:value="9" calcext:value-type="float">
            <text:p>9</text:p>
          </table:table-cell>
          <table:table-cell table:formula="of:=[.C27]/[.B27]" office:value-type="percentage" office:value="0.00970873786407767" calcext:value-type="percentage">
            <text:p>0.97%</text:p>
          </table:table-cell>
          <table:table-cell office:value-type="float" office:value="7" calcext:value-type="float">
            <text:p>7</text:p>
          </table:table-cell>
          <table:table-cell table:formula="of:=[.E27]/[.B27]" office:value-type="percentage" office:value="0.0075512405609493" calcext:value-type="percentage">
            <text:p>0.76%</text:p>
          </table:table-cell>
          <table:table-cell office:value-type="float" office:value="2" calcext:value-type="float">
            <text:p>2</text:p>
          </table:table-cell>
          <table:table-cell table:formula="of:=[.G27]/[.B27]" office:value-type="percentage" office:value="0.00215749730312837" calcext:value-type="percentage">
            <text:p>0.22%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05" calcext:value-type="float">
            <text:p>705</text:p>
          </table:table-cell>
          <table:table-cell office:value-type="float" office:value="8" calcext:value-type="float">
            <text:p>8</text:p>
          </table:table-cell>
          <table:table-cell table:formula="of:=[.C28]/[.B28]" office:value-type="percentage" office:value="0.0113475177304965" calcext:value-type="percentage">
            <text:p>1.13%</text:p>
          </table:table-cell>
          <table:table-cell office:value-type="float" office:value="7" calcext:value-type="float">
            <text:p>7</text:p>
          </table:table-cell>
          <table:table-cell table:formula="of:=[.E28]/[.B28]" office:value-type="percentage" office:value="0.0099290780141844" calcext:value-type="percentage">
            <text:p>0.99%</text:p>
          </table:table-cell>
          <table:table-cell office:value-type="float" office:value="1" calcext:value-type="float">
            <text:p>1</text:p>
          </table:table-cell>
          <table:table-cell table:formula="of:=[.G28]/[.B28]" office:value-type="percentage" office:value="0.00141843971631206" calcext:value-type="percentage">
            <text:p>0.14%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61" calcext:value-type="float">
            <text:p>561</text:p>
          </table:table-cell>
          <table:table-cell office:value-type="float" office:value="8" calcext:value-type="float">
            <text:p>8</text:p>
          </table:table-cell>
          <table:table-cell table:formula="of:=[.C29]/[.B29]" office:value-type="percentage" office:value="0.0142602495543672" calcext:value-type="percentage">
            <text:p>1.43%</text:p>
          </table:table-cell>
          <table:table-cell office:value-type="float" office:value="7" calcext:value-type="float">
            <text:p>7</text:p>
          </table:table-cell>
          <table:table-cell table:formula="of:=[.E29]/[.B29]" office:value-type="percentage" office:value="0.0124777183600713" calcext:value-type="percentage">
            <text:p>1.25%</text:p>
          </table:table-cell>
          <table:table-cell office:value-type="float" office:value="1" calcext:value-type="float">
            <text:p>1</text:p>
          </table:table-cell>
          <table:table-cell table:formula="of:=[.G29]/[.B29]" office:value-type="percentage" office:value="0.0017825311942959" calcext:value-type="percentage">
            <text:p>0.18%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68" calcext:value-type="float">
            <text:p>468</text:p>
          </table:table-cell>
          <table:table-cell office:value-type="float" office:value="6" calcext:value-type="float">
            <text:p>6</text:p>
          </table:table-cell>
          <table:table-cell table:formula="of:=[.C30]/[.B30]" office:value-type="percentage" office:value="0.0128205128205128" calcext:value-type="percentage">
            <text:p>1.28%</text:p>
          </table:table-cell>
          <table:table-cell office:value-type="float" office:value="5" calcext:value-type="float">
            <text:p>5</text:p>
          </table:table-cell>
          <table:table-cell table:formula="of:=[.E30]/[.B30]" office:value-type="percentage" office:value="0.0106837606837607" calcext:value-type="percentage">
            <text:p>1.07%</text:p>
          </table:table-cell>
          <table:table-cell office:value-type="float" office:value="1" calcext:value-type="float">
            <text:p>1</text:p>
          </table:table-cell>
          <table:table-cell table:formula="of:=[.G30]/[.B30]" office:value-type="percentage" office:value="0.00213675213675214" calcext:value-type="percentage">
            <text:p>0.21%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92" calcext:value-type="float">
            <text:p>392</text:p>
          </table:table-cell>
          <table:table-cell office:value-type="float" office:value="5" calcext:value-type="float">
            <text:p>5</text:p>
          </table:table-cell>
          <table:table-cell table:formula="of:=[.C31]/[.B31]" office:value-type="percentage" office:value="0.0127551020408163" calcext:value-type="percentage">
            <text:p>1.28%</text:p>
          </table:table-cell>
          <table:table-cell office:value-type="float" office:value="5" calcext:value-type="float">
            <text:p>5</text:p>
          </table:table-cell>
          <table:table-cell table:formula="of:=[.E31]/[.B31]" office:value-type="percentage" office:value="0.0127551020408163" calcext:value-type="percentage">
            <text:p>1.28%</text:p>
          </table:table-cell>
          <table:table-cell office:value-type="float" office:value="0" calcext:value-type="float">
            <text:p>0</text:p>
          </table:table-cell>
          <table:table-cell table:formula="of:=[.G31]/[.B31]" office:value-type="percentage" office:value="0" calcext:value-type="percentage">
            <text:p>0.00%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45" calcext:value-type="float">
            <text:p>345</text:p>
          </table:table-cell>
          <table:table-cell office:value-type="float" office:value="5" calcext:value-type="float">
            <text:p>5</text:p>
          </table:table-cell>
          <table:table-cell table:formula="of:=[.C32]/[.B32]" office:value-type="percentage" office:value="0.0144927536231884" calcext:value-type="percentage">
            <text:p>1.45%</text:p>
          </table:table-cell>
          <table:table-cell office:value-type="float" office:value="5" calcext:value-type="float">
            <text:p>5</text:p>
          </table:table-cell>
          <table:table-cell table:formula="of:=[.E32]/[.B32]" office:value-type="percentage" office:value="0.0144927536231884" calcext:value-type="percentage">
            <text:p>1.45%</text:p>
          </table:table-cell>
          <table:table-cell office:value-type="float" office:value="0" calcext:value-type="float">
            <text:p>0</text:p>
          </table:table-cell>
          <table:table-cell table:formula="of:=[.G32]/[.B32]" office:value-type="percentage" office:value="0" calcext:value-type="percentage">
            <text:p>0.00%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2" calcext:value-type="float">
            <text:p>302</text:p>
          </table:table-cell>
          <table:table-cell office:value-type="float" office:value="5" calcext:value-type="float">
            <text:p>5</text:p>
          </table:table-cell>
          <table:table-cell table:formula="of:=[.C33]/[.B33]" office:value-type="percentage" office:value="0.0165562913907285" calcext:value-type="percentage">
            <text:p>1.66%</text:p>
          </table:table-cell>
          <table:table-cell office:value-type="float" office:value="5" calcext:value-type="float">
            <text:p>5</text:p>
          </table:table-cell>
          <table:table-cell table:formula="of:=[.E33]/[.B33]" office:value-type="percentage" office:value="0.0165562913907285" calcext:value-type="percentage">
            <text:p>1.66%</text:p>
          </table:table-cell>
          <table:table-cell office:value-type="float" office:value="0" calcext:value-type="float">
            <text:p>0</text:p>
          </table:table-cell>
          <table:table-cell table:formula="of:=[.G33]/[.B33]" office:value-type="percentage" office:value="0" calcext:value-type="percentage">
            <text:p>0.00%</text:p>
          </table:table-cell>
          <table:table-cell table:number-columns-repeated="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71" calcext:value-type="float">
            <text:p>271</text:p>
          </table:table-cell>
          <table:table-cell office:value-type="float" office:value="5" calcext:value-type="float">
            <text:p>5</text:p>
          </table:table-cell>
          <table:table-cell table:formula="of:=[.C34]/[.B34]" office:value-type="percentage" office:value="0.018450184501845" calcext:value-type="percentage">
            <text:p>1.85%</text:p>
          </table:table-cell>
          <table:table-cell office:value-type="float" office:value="5" calcext:value-type="float">
            <text:p>5</text:p>
          </table:table-cell>
          <table:table-cell table:formula="of:=[.E34]/[.B34]" office:value-type="percentage" office:value="0.018450184501845" calcext:value-type="percentage">
            <text:p>1.85%</text:p>
          </table:table-cell>
          <table:table-cell office:value-type="float" office:value="0" calcext:value-type="float">
            <text:p>0</text:p>
          </table:table-cell>
          <table:table-cell table:formula="of:=[.G34]/[.B34]" office:value-type="percentage" office:value="0" calcext:value-type="percentage">
            <text:p>0.00%</text:p>
          </table:table-cell>
          <table:table-cell table:number-columns-repeated="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40" calcext:value-type="float">
            <text:p>240</text:p>
          </table:table-cell>
          <table:table-cell office:value-type="float" office:value="4" calcext:value-type="float">
            <text:p>4</text:p>
          </table:table-cell>
          <table:table-cell table:formula="of:=[.C35]/[.B35]" office:value-type="percentage" office:value="0.0166666666666667" calcext:value-type="percentage">
            <text:p>1.67%</text:p>
          </table:table-cell>
          <table:table-cell office:value-type="float" office:value="4" calcext:value-type="float">
            <text:p>4</text:p>
          </table:table-cell>
          <table:table-cell table:formula="of:=[.E35]/[.B35]" office:value-type="percentage" office:value="0.0166666666666667" calcext:value-type="percentage">
            <text:p>1.67%</text:p>
          </table:table-cell>
          <table:table-cell office:value-type="float" office:value="0" calcext:value-type="float">
            <text:p>0</text:p>
          </table:table-cell>
          <table:table-cell table:formula="of:=[.G35]/[.B35]" office:value-type="percentage" office:value="0" calcext:value-type="percentage">
            <text:p>0.00%</text:p>
          </table:table-cell>
          <table:table-cell table:number-columns-repeated="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16" calcext:value-type="float">
            <text:p>216</text:p>
          </table:table-cell>
          <table:table-cell office:value-type="float" office:value="4" calcext:value-type="float">
            <text:p>4</text:p>
          </table:table-cell>
          <table:table-cell table:formula="of:=[.C36]/[.B36]" office:value-type="percentage" office:value="0.0185185185185185" calcext:value-type="percentage">
            <text:p>1.85%</text:p>
          </table:table-cell>
          <table:table-cell office:value-type="float" office:value="4" calcext:value-type="float">
            <text:p>4</text:p>
          </table:table-cell>
          <table:table-cell table:formula="of:=[.E36]/[.B36]" office:value-type="percentage" office:value="0.0185185185185185" calcext:value-type="percentage">
            <text:p>1.85%</text:p>
          </table:table-cell>
          <table:table-cell office:value-type="float" office:value="0" calcext:value-type="float">
            <text:p>0</text:p>
          </table:table-cell>
          <table:table-cell table:formula="of:=[.G36]/[.B36]" office:value-type="percentage" office:value="0" calcext:value-type="percentage">
            <text:p>0.00%</text:p>
          </table:table-cell>
          <table:table-cell table:number-columns-repeated="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[.C37]/[.B37]" office:value-type="percentage" office:value="0.0202020202020202" calcext:value-type="percentage">
            <text:p>2.02%</text:p>
          </table:table-cell>
          <table:table-cell office:value-type="float" office:value="4" calcext:value-type="float">
            <text:p>4</text:p>
          </table:table-cell>
          <table:table-cell table:formula="of:=[.E37]/[.B37]" office:value-type="percentage" office:value="0.0202020202020202" calcext:value-type="percentage">
            <text:p>2.02%</text:p>
          </table:table-cell>
          <table:table-cell office:value-type="float" office:value="0" calcext:value-type="float">
            <text:p>0</text:p>
          </table:table-cell>
          <table:table-cell table:formula="of:=[.G37]/[.B37]" office:value-type="percentage" office:value="0" calcext:value-type="percentage">
            <text:p>0.00%</text:p>
          </table:table-cell>
          <table:table-cell table:number-columns-repeated="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83" calcext:value-type="float">
            <text:p>183</text:p>
          </table:table-cell>
          <table:table-cell office:value-type="float" office:value="3" calcext:value-type="float">
            <text:p>3</text:p>
          </table:table-cell>
          <table:table-cell table:formula="of:=[.C38]/[.B38]" office:value-type="percentage" office:value="0.0163934426229508" calcext:value-type="percentage">
            <text:p>1.64%</text:p>
          </table:table-cell>
          <table:table-cell office:value-type="float" office:value="3" calcext:value-type="float">
            <text:p>3</text:p>
          </table:table-cell>
          <table:table-cell table:formula="of:=[.E38]/[.B38]" office:value-type="percentage" office:value="0.0163934426229508" calcext:value-type="percentage">
            <text:p>1.64%</text:p>
          </table:table-cell>
          <table:table-cell office:value-type="float" office:value="0" calcext:value-type="float">
            <text:p>0</text:p>
          </table:table-cell>
          <table:table-cell table:formula="of:=[.G38]/[.B38]" office:value-type="percentage" office:value="0" calcext:value-type="percentage">
            <text:p>0.00%</text:p>
          </table:table-cell>
          <table:table-cell table:number-columns-repeated="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6" calcext:value-type="float">
            <text:p>166</text:p>
          </table:table-cell>
          <table:table-cell office:value-type="float" office:value="3" calcext:value-type="float">
            <text:p>3</text:p>
          </table:table-cell>
          <table:table-cell table:formula="of:=[.C39]/[.B39]" office:value-type="percentage" office:value="0.0180722891566265" calcext:value-type="percentage">
            <text:p>1.81%</text:p>
          </table:table-cell>
          <table:table-cell office:value-type="float" office:value="3" calcext:value-type="float">
            <text:p>3</text:p>
          </table:table-cell>
          <table:table-cell table:formula="of:=[.E39]/[.B39]" office:value-type="percentage" office:value="0.0180722891566265" calcext:value-type="percentage">
            <text:p>1.81%</text:p>
          </table:table-cell>
          <table:table-cell office:value-type="float" office:value="0" calcext:value-type="float">
            <text:p>0</text:p>
          </table:table-cell>
          <table:table-cell table:formula="of:=[.G39]/[.B39]" office:value-type="percentage" office:value="0" calcext:value-type="percentage">
            <text:p>0.00%</text:p>
          </table:table-cell>
          <table:table-cell table:number-columns-repeated="1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1" calcext:value-type="float">
            <text:p>151</text:p>
          </table:table-cell>
          <table:table-cell office:value-type="float" office:value="3" calcext:value-type="float">
            <text:p>3</text:p>
          </table:table-cell>
          <table:table-cell table:formula="of:=[.C40]/[.B40]" office:value-type="percentage" office:value="0.0198675496688742" calcext:value-type="percentage">
            <text:p>1.99%</text:p>
          </table:table-cell>
          <table:table-cell office:value-type="float" office:value="3" calcext:value-type="float">
            <text:p>3</text:p>
          </table:table-cell>
          <table:table-cell table:formula="of:=[.E40]/[.B40]" office:value-type="percentage" office:value="0.0198675496688742" calcext:value-type="percentage">
            <text:p>1.99%</text:p>
          </table:table-cell>
          <table:table-cell office:value-type="float" office:value="0" calcext:value-type="float">
            <text:p>0</text:p>
          </table:table-cell>
          <table:table-cell table:formula="of:=[.G40]/[.B40]" office:value-type="percentage" office:value="0" calcext:value-type="percentage">
            <text:p>0.00%</text:p>
          </table:table-cell>
          <table:table-cell table:number-columns-repeated="1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41]/[.B41]" office:value-type="percentage" office:value="0.0218978102189781" calcext:value-type="percentage">
            <text:p>2.19%</text:p>
          </table:table-cell>
          <table:table-cell office:value-type="float" office:value="3" calcext:value-type="float">
            <text:p>3</text:p>
          </table:table-cell>
          <table:table-cell table:formula="of:=[.E41]/[.B41]" office:value-type="percentage" office:value="0.0218978102189781" calcext:value-type="percentage">
            <text:p>2.19%</text:p>
          </table:table-cell>
          <table:table-cell office:value-type="float" office:value="0" calcext:value-type="float">
            <text:p>0</text:p>
          </table:table-cell>
          <table:table-cell table:formula="of:=[.G41]/[.B41]" office:value-type="percentage" office:value="0" calcext:value-type="percentage">
            <text:p>0.00%</text:p>
          </table:table-cell>
          <table:table-cell table:number-columns-repeated="1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42]/[.B42]" office:value-type="percentage" office:value="0.0230769230769231" calcext:value-type="percentage">
            <text:p>2.31%</text:p>
          </table:table-cell>
          <table:table-cell office:value-type="float" office:value="3" calcext:value-type="float">
            <text:p>3</text:p>
          </table:table-cell>
          <table:table-cell table:formula="of:=[.E42]/[.B42]" office:value-type="percentage" office:value="0.0230769230769231" calcext:value-type="percentage">
            <text:p>2.31%</text:p>
          </table:table-cell>
          <table:table-cell office:value-type="float" office:value="0" calcext:value-type="float">
            <text:p>0</text:p>
          </table:table-cell>
          <table:table-cell table:formula="of:=[.G42]/[.B42]" office:value-type="percentage" office:value="0" calcext:value-type="percentage">
            <text:p>0.00%</text:p>
          </table:table-cell>
          <table:table-cell table:number-columns-repeated="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9" calcext:value-type="float">
            <text:p>119</text:p>
          </table:table-cell>
          <table:table-cell office:value-type="float" office:value="3" calcext:value-type="float">
            <text:p>3</text:p>
          </table:table-cell>
          <table:table-cell table:formula="of:=[.C43]/[.B43]" office:value-type="percentage" office:value="0.0252100840336134" calcext:value-type="percentage">
            <text:p>2.52%</text:p>
          </table:table-cell>
          <table:table-cell office:value-type="float" office:value="3" calcext:value-type="float">
            <text:p>3</text:p>
          </table:table-cell>
          <table:table-cell table:formula="of:=[.E43]/[.B43]" office:value-type="percentage" office:value="0.0252100840336134" calcext:value-type="percentage">
            <text:p>2.52%</text:p>
          </table:table-cell>
          <table:table-cell office:value-type="float" office:value="0" calcext:value-type="float">
            <text:p>0</text:p>
          </table:table-cell>
          <table:table-cell table:formula="of:=[.G43]/[.B43]" office:value-type="percentage" office:value="0" calcext:value-type="percentage">
            <text:p>0.00%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CA" style:font-name-asian="Liberation Sans1" style:language-asian="zh" style:country-asian="CN" style:font-name-complex="Liberation Sans1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CA" style:letter-kerning="true" style:font-family-asian="'DejaVu Sans'" style:font-family-generic-asian="system" style:font-pitch-asian="variable" style:font-size-asian="12pt" style:language-asian="zh" style:country-asian="CN" style:font-name-complex="Liberation Sans1" style:font-size-complex="12pt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1" loext:min-decimal-places="1" number:min-integer-digits="1"/>
    </number:number-style>
    <number:number-style style:name="N110">
      <number:number number:decimal-places="1" loext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3">0000-00-00</text:date>, <text:time style:data-style-name="N2" text:time-value="10:10:12.3074412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1T17:19:20.794207589</meta:creation-date>
    <dc:date>2021-09-03T10:23:58.166674331</dc:date>
    <meta:editing-duration>PT1H12M49S</meta:editing-duration>
    <meta:editing-cycles>11</meta:editing-cycles>
    <meta:generator>LibreOffice/6.4.7.2$Linux_X86_64 LibreOffice_project/40$Build-2</meta:generator>
    <meta:document-statistic meta:table-count="2" meta:cell-count="628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symbol-type="none" chart:link-data-style-to-source="true"/>
      <style:graphic-properties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svg:stroke-width="0.08cm" svg:stroke-color="#00a933" draw:fill-color="#00a933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svg:stroke-width="0.08cm" svg:stroke-color="#41190d" draw:fill-color="#41190d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36cm" svg:y="3.703cm" style:legend-expansion="high" chart:style-name="ch2"/>
        <chart:plot-area chart:style-name="ch3" table:cell-range-address="'Human-Cause'.A2:'Human-Cause'.A21 'Human-Cause'.D1:'Human-Cause'.D21 'Human-Cause'.F1:'Human-Cause'.F21 'Human-Cause'.H1:'Human-Cause'.H21" chart:data-source-has-labels="both" svg:x="1.331cm" svg:y="0.18cm" svg:width="11.709cm" svg:height="7.659cm">
          <chartooo:coordinate-region svg:x="2.746cm" svg:y="0.38cm" svg:width="10.107cm" svg:height="6.812cm"/>
          <chart:axis chart:dimension="x" chart:name="primary-x" chart:style-name="ch4" chartooo:axis-type="auto">
            <chartooo:date-scale/>
            <chart:title svg:x="5.911cm" svg:y="8.019cm" chart:style-name="ch5">
              <text:p>Minimum Tweets</text:p>
            </chart:title>
            <chart:categories table:cell-range-address="'Human-Cause'.A2:'Human-Cause'.A21"/>
          </chart:axis>
          <chart:axis chart:dimension="y" chart:name="primary-y" chart:style-name="ch6">
            <chart:title svg:x="0.451cm" svg:y="4.781cm" chart:style-name="ch7">
              <text:p>Coverage</text:p>
            </chart:title>
            <chart:grid chart:style-name="ch8" chart:class="major"/>
          </chart:axis>
          <chart:series chart:style-name="ch9" chart:values-cell-range-address="'Human-Cause'.D2:'Human-Cause'.D21" chart:label-cell-address="'Human-Cause'.D1:'Human-Cause'.D1" chart:class="chart:line">
            <chart:data-point chart:repeated="20"/>
          </chart:series>
          <chart:series chart:style-name="ch10" chart:values-cell-range-address="'Human-Cause'.F2:'Human-Cause'.F21" chart:label-cell-address="'Human-Cause'.F1:'Human-Cause'.F1" chart:class="chart:line">
            <chart:data-point chart:repeated="20"/>
          </chart:series>
          <chart:series chart:style-name="ch11" chart:values-cell-range-address="'Human-Cause'.H2:'Human-Cause'.H21" chart:label-cell-address="'Human-Cause'.H1:'Human-Cause'.H1" chart:class="chart:line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HCA</text:p>
                <draw:g>
                  <svg:desc>'Human-Cause'.D1:'Human-Cause'.D1</svg:desc>
                </draw:g>
              </table:table-cell>
              <table:table-cell office:value-type="string">
                <text:p>GWHCA</text:p>
                <draw:g>
                  <svg:desc>'Human-Cause'.F1:'Human-Cause'.F1</svg:desc>
                </draw:g>
              </table:table-cell>
              <table:table-cell office:value-type="string">
                <text:p>DWHCA</text:p>
                <draw:g>
                  <svg:desc>'Human-Cause'.H1:'Human-Cause'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Human-Cause'.A2:'Human-Cause'.A21</svg:desc>
                </draw:g>
              </table:table-cell>
              <table:table-cell office:value-type="float" office:value="NaN">
                <text:p>NaN</text:p>
                <draw:g>
                  <svg:desc>'Human-Cause'.D2:'Human-Cause'.D21</svg:desc>
                </draw:g>
              </table:table-cell>
              <table:table-cell office:value-type="float" office:value="NaN">
                <text:p>NaN</text:p>
                <draw:g>
                  <svg:desc>'Human-Cause'.F2:'Human-Cause'.F21</svg:desc>
                </draw:g>
              </table:table-cell>
              <table:table-cell office:value-type="float" office:value="NaN">
                <text:p>NaN</text:p>
                <draw:g>
                  <svg:desc>'Human-Cause'.H2:'Human-Cause'.H2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656565656565657">
                <text:p>0.0656565656565657</text:p>
              </table:table-cell>
              <table:table-cell office:value-type="float" office:value="0.0441919191919192">
                <text:p>0.0441919191919192</text:p>
              </table:table-cell>
              <table:table-cell office:value-type="float" office:value="0.0214646464646465">
                <text:p>0.021464646464646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905716406829993">
                <text:p>0.0905716406829993</text:p>
              </table:table-cell>
              <table:table-cell office:value-type="float" office:value="0.0616184112843356">
                <text:p>0.0616184112843356</text:p>
              </table:table-cell>
              <table:table-cell office:value-type="float" office:value="0.0289532293986637">
                <text:p>0.028953229398663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108953613807983">
                <text:p>0.108953613807983</text:p>
              </table:table-cell>
              <table:table-cell office:value-type="float" office:value="0.0701186623516721">
                <text:p>0.0701186623516721</text:p>
              </table:table-cell>
              <table:table-cell office:value-type="float" office:value="0.0388349514563107">
                <text:p>0.038834951456310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126241134751773">
                <text:p>0.126241134751773</text:p>
              </table:table-cell>
              <table:table-cell office:value-type="float" office:value="0.0765957446808511">
                <text:p>0.0765957446808511</text:p>
              </table:table-cell>
              <table:table-cell office:value-type="float" office:value="0.049645390070922">
                <text:p>0.04964539007092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144385026737968">
                <text:p>0.144385026737968</text:p>
              </table:table-cell>
              <table:table-cell office:value-type="float" office:value="0.0819964349376114">
                <text:p>0.0819964349376114</text:p>
              </table:table-cell>
              <table:table-cell office:value-type="float" office:value="0.0623885918003565">
                <text:p>0.062388591800356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162393162393162">
                <text:p>0.162393162393162</text:p>
              </table:table-cell>
              <table:table-cell office:value-type="float" office:value="0.0918803418803419">
                <text:p>0.0918803418803419</text:p>
              </table:table-cell>
              <table:table-cell office:value-type="float" office:value="0.0705128205128205">
                <text:p>0.070512820512820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181122448979592">
                <text:p>0.181122448979592</text:p>
              </table:table-cell>
              <table:table-cell office:value-type="float" office:value="0.104591836734694">
                <text:p>0.104591836734694</text:p>
              </table:table-cell>
              <table:table-cell office:value-type="float" office:value="0.076530612244898">
                <text:p>0.07653061224489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191304347826087">
                <text:p>0.191304347826087</text:p>
              </table:table-cell>
              <table:table-cell office:value-type="float" office:value="0.110144927536232">
                <text:p>0.110144927536232</text:p>
              </table:table-cell>
              <table:table-cell office:value-type="float" office:value="0.0811594202898551">
                <text:p>0.081159420289855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201986754966887">
                <text:p>0.201986754966887</text:p>
              </table:table-cell>
              <table:table-cell office:value-type="float" office:value="0.119205298013245">
                <text:p>0.119205298013245</text:p>
              </table:table-cell>
              <table:table-cell office:value-type="float" office:value="0.0827814569536424">
                <text:p>0.082781456953642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214022140221402">
                <text:p>0.214022140221402</text:p>
              </table:table-cell>
              <table:table-cell office:value-type="float" office:value="0.125461254612546">
                <text:p>0.125461254612546</text:p>
              </table:table-cell>
              <table:table-cell office:value-type="float" office:value="0.0885608856088561">
                <text:p>0.0885608856088561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216666666666667">
                <text:p>0.216666666666667</text:p>
              </table:table-cell>
              <table:table-cell office:value-type="float" office:value="0.129166666666667">
                <text:p>0.129166666666667</text:p>
              </table:table-cell>
              <table:table-cell office:value-type="float" office:value="0.0875">
                <text:p>0.087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0.125">
                <text:p>0.125</text:p>
              </table:table-cell>
              <table:table-cell office:value-type="float" office:value="0.0972222222222222">
                <text:p>0.097222222222222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0.121212121212121">
                <text:p>0.121212121212121</text:p>
              </table:table-cell>
              <table:table-cell office:value-type="float" office:value="0.101010101010101">
                <text:p>0.10101010101010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234972677595628">
                <text:p>0.234972677595628</text:p>
              </table:table-cell>
              <table:table-cell office:value-type="float" office:value="0.131147540983607">
                <text:p>0.131147540983607</text:p>
              </table:table-cell>
              <table:table-cell office:value-type="float" office:value="0.103825136612022">
                <text:p>0.10382513661202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259036144578313">
                <text:p>0.259036144578313</text:p>
              </table:table-cell>
              <table:table-cell office:value-type="float" office:value="0.144578313253012">
                <text:p>0.144578313253012</text:p>
              </table:table-cell>
              <table:table-cell office:value-type="float" office:value="0.114457831325301">
                <text:p>0.114457831325301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264900662251656">
                <text:p>0.264900662251656</text:p>
              </table:table-cell>
              <table:table-cell office:value-type="float" office:value="0.152317880794702">
                <text:p>0.152317880794702</text:p>
              </table:table-cell>
              <table:table-cell office:value-type="float" office:value="0.112582781456954">
                <text:p>0.112582781456954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255474452554745">
                <text:p>0.255474452554745</text:p>
              </table:table-cell>
              <table:table-cell office:value-type="float" office:value="0.160583941605839">
                <text:p>0.160583941605839</text:p>
              </table:table-cell>
              <table:table-cell office:value-type="float" office:value="0.0948905109489051">
                <text:p>0.0948905109489051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253846153846154">
                <text:p>0.253846153846154</text:p>
              </table:table-cell>
              <table:table-cell office:value-type="float" office:value="0.161538461538462">
                <text:p>0.161538461538462</text:p>
              </table:table-cell>
              <table:table-cell office:value-type="float" office:value="0.0923076923076923">
                <text:p>0.092307692307692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243697478991597">
                <text:p>0.243697478991597</text:p>
              </table:table-cell>
              <table:table-cell office:value-type="float" office:value="0.159663865546218">
                <text:p>0.159663865546218</text:p>
              </table:table-cell>
              <table:table-cell office:value-type="float" office:value="0.0840336134453782">
                <text:p>0.084033613445378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minimum="0" chart:maximum="0.3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symbol-type="none" chart:link-data-style-to-source="true"/>
      <style:graphic-properties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svg:stroke-width="0.08cm" svg:stroke-color="#00a933" draw:fill-color="#00a933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svg:stroke-width="0.08cm" svg:stroke-color="#41190d" draw:fill-color="#41190d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439cm" svg:y="3.703cm" style:legend-expansion="high" chart:style-name="ch2"/>
        <chart:plot-area chart:style-name="ch3" table:cell-range-address="'Human-Cause'.A24:'Human-Cause'.A43 'Human-Cause'.D23:'Human-Cause'.D43 'Human-Cause'.F23:'Human-Cause'.F43 'Human-Cause'.H23:'Human-Cause'.H43" chart:data-source-has-labels="both" svg:x="1.331cm" svg:y="0.18cm" svg:width="11.788cm" svg:height="7.659cm">
          <chartooo:coordinate-region svg:x="2.746cm" svg:y="0.379cm" svg:width="10.186cm" svg:height="6.813cm"/>
          <chart:axis chart:dimension="x" chart:name="primary-x" chart:style-name="ch4" chartooo:axis-type="auto">
            <chartooo:date-scale/>
            <chart:title svg:x="5.951cm" svg:y="8.019cm" chart:style-name="ch5">
              <text:p>Minimum Tweets</text:p>
            </chart:title>
            <chart:categories table:cell-range-address="'Human-Cause'.A24:'Human-Cause'.A43"/>
          </chart:axis>
          <chart:axis chart:dimension="y" chart:name="primary-y" chart:style-name="ch6">
            <chart:title svg:x="0.451cm" svg:y="4.781cm" chart:style-name="ch7">
              <text:p>Coverage</text:p>
            </chart:title>
            <chart:grid chart:style-name="ch8" chart:class="major"/>
          </chart:axis>
          <chart:series chart:style-name="ch9" chart:values-cell-range-address="'Human-Cause'.D24:'Human-Cause'.D43" chart:label-cell-address="'Human-Cause'.D23:'Human-Cause'.D23" chart:class="chart:line">
            <chart:data-point chart:repeated="20"/>
          </chart:series>
          <chart:series chart:style-name="ch10" chart:values-cell-range-address="'Human-Cause'.F24:'Human-Cause'.F43" chart:label-cell-address="'Human-Cause'.F23:'Human-Cause'.F23" chart:class="chart:line">
            <chart:data-point chart:repeated="20"/>
          </chart:series>
          <chart:series chart:style-name="ch11" chart:values-cell-range-address="'Human-Cause'.H24:'Human-Cause'.H43" chart:label-cell-address="'Human-Cause'.H23:'Human-Cause'.H23" chart:class="chart:line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HCA</text:p>
                <draw:g>
                  <svg:desc>'Human-Cause'.D23:'Human-Cause'.D23</svg:desc>
                </draw:g>
              </table:table-cell>
              <table:table-cell office:value-type="string">
                <text:p>GSHCA</text:p>
                <draw:g>
                  <svg:desc>'Human-Cause'.F23:'Human-Cause'.F23</svg:desc>
                </draw:g>
              </table:table-cell>
              <table:table-cell office:value-type="string">
                <text:p>DSHCA</text:p>
                <draw:g>
                  <svg:desc>'Human-Cause'.H23:'Human-Cause'.H2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Human-Cause'.A24:'Human-Cause'.A43</svg:desc>
                </draw:g>
              </table:table-cell>
              <table:table-cell office:value-type="float" office:value="NaN">
                <text:p>NaN</text:p>
                <draw:g>
                  <svg:desc>'Human-Cause'.D24:'Human-Cause'.D43</svg:desc>
                </draw:g>
              </table:table-cell>
              <table:table-cell office:value-type="float" office:value="NaN">
                <text:p>NaN</text:p>
                <draw:g>
                  <svg:desc>'Human-Cause'.F24:'Human-Cause'.F43</svg:desc>
                </draw:g>
              </table:table-cell>
              <table:table-cell office:value-type="float" office:value="NaN">
                <text:p>NaN</text:p>
                <draw:g>
                  <svg:desc>'Human-Cause'.H24:'Human-Cause'.H43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231481481481481">
                <text:p>0.0231481481481481</text:p>
              </table:table-cell>
              <table:table-cell office:value-type="float" office:value="0.0134680134680135">
                <text:p>0.0134680134680135</text:p>
              </table:table-cell>
              <table:table-cell office:value-type="float" office:value="0.00968013468013468">
                <text:p>0.0096801346801346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289532293986637">
                <text:p>0.0289532293986637</text:p>
              </table:table-cell>
              <table:table-cell office:value-type="float" office:value="0.0155902004454343">
                <text:p>0.0155902004454343</text:p>
              </table:table-cell>
              <table:table-cell office:value-type="float" office:value="0.0133630289532294">
                <text:p>0.013363028953229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377562028047465">
                <text:p>0.0377562028047465</text:p>
              </table:table-cell>
              <table:table-cell office:value-type="float" office:value="0.0183387270765912">
                <text:p>0.0183387270765912</text:p>
              </table:table-cell>
              <table:table-cell office:value-type="float" office:value="0.0194174757281553">
                <text:p>0.019417475728155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453900709219858">
                <text:p>0.0453900709219858</text:p>
              </table:table-cell>
              <table:table-cell office:value-type="float" office:value="0.0198581560283688">
                <text:p>0.0198581560283688</text:p>
              </table:table-cell>
              <table:table-cell office:value-type="float" office:value="0.025531914893617">
                <text:p>0.02553191489361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53475935828877">
                <text:p>0.053475935828877</text:p>
              </table:table-cell>
              <table:table-cell office:value-type="float" office:value="0.0213903743315508">
                <text:p>0.0213903743315508</text:p>
              </table:table-cell>
              <table:table-cell office:value-type="float" office:value="0.0320855614973262">
                <text:p>0.032085561497326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61965811965812">
                <text:p>0.061965811965812</text:p>
              </table:table-cell>
              <table:table-cell office:value-type="float" office:value="0.0256410256410256">
                <text:p>0.0256410256410256</text:p>
              </table:table-cell>
              <table:table-cell office:value-type="float" office:value="0.0363247863247863">
                <text:p>0.036324786324786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714285714285714">
                <text:p>0.0714285714285714</text:p>
              </table:table-cell>
              <table:table-cell office:value-type="float" office:value="0.0280612244897959">
                <text:p>0.0280612244897959</text:p>
              </table:table-cell>
              <table:table-cell office:value-type="float" office:value="0.0433673469387755">
                <text:p>0.043367346938775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753623188405797">
                <text:p>0.0753623188405797</text:p>
              </table:table-cell>
              <table:table-cell office:value-type="float" office:value="0.0289855072463768">
                <text:p>0.0289855072463768</text:p>
              </table:table-cell>
              <table:table-cell office:value-type="float" office:value="0.0463768115942029">
                <text:p>0.046376811594202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794701986754967">
                <text:p>0.0794701986754967</text:p>
              </table:table-cell>
              <table:table-cell office:value-type="float" office:value="0.033112582781457">
                <text:p>0.033112582781457</text:p>
              </table:table-cell>
              <table:table-cell office:value-type="float" office:value="0.0463576158940397">
                <text:p>0.046357615894039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885608856088561">
                <text:p>0.0885608856088561</text:p>
              </table:table-cell>
              <table:table-cell office:value-type="float" office:value="0.03690036900369">
                <text:p>0.03690036900369</text:p>
              </table:table-cell>
              <table:table-cell office:value-type="float" office:value="0.0516605166051661">
                <text:p>0.0516605166051661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875">
                <text:p>0.0875</text:p>
              </table:table-cell>
              <table:table-cell office:value-type="float" office:value="0.0375">
                <text:p>0.037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0925925925925926">
                <text:p>0.0925925925925926</text:p>
              </table:table-cell>
              <table:table-cell office:value-type="float" office:value="0.037037037037037">
                <text:p>0.037037037037037</text:p>
              </table:table-cell>
              <table:table-cell office:value-type="float" office:value="0.0555555555555556">
                <text:p>0.055555555555555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095959595959596">
                <text:p>0.095959595959596</text:p>
              </table:table-cell>
              <table:table-cell office:value-type="float" office:value="0.0404040404040404">
                <text:p>0.0404040404040404</text:p>
              </table:table-cell>
              <table:table-cell office:value-type="float" office:value="0.0555555555555556">
                <text:p>0.055555555555555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0983606557377049">
                <text:p>0.0983606557377049</text:p>
              </table:table-cell>
              <table:table-cell office:value-type="float" office:value="0.0437158469945355">
                <text:p>0.0437158469945355</text:p>
              </table:table-cell>
              <table:table-cell office:value-type="float" office:value="0.0546448087431694">
                <text:p>0.054644808743169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108433734939759">
                <text:p>0.108433734939759</text:p>
              </table:table-cell>
              <table:table-cell office:value-type="float" office:value="0.0481927710843374">
                <text:p>0.0481927710843374</text:p>
              </table:table-cell>
              <table:table-cell office:value-type="float" office:value="0.0602409638554217">
                <text:p>0.0602409638554217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105960264900662">
                <text:p>0.105960264900662</text:p>
              </table:table-cell>
              <table:table-cell office:value-type="float" office:value="0.0463576158940397">
                <text:p>0.0463576158940397</text:p>
              </table:table-cell>
              <table:table-cell office:value-type="float" office:value="0.0596026490066225">
                <text:p>0.0596026490066225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109489051094891">
                <text:p>0.109489051094891</text:p>
              </table:table-cell>
              <table:table-cell office:value-type="float" office:value="0.0510948905109489">
                <text:p>0.0510948905109489</text:p>
              </table:table-cell>
              <table:table-cell office:value-type="float" office:value="0.0583941605839416">
                <text:p>0.0583941605839416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1">
                <text:p>0.1</text:p>
              </table:table-cell>
              <table:table-cell office:value-type="float" office:value="0.0461538461538462">
                <text:p>0.0461538461538462</text:p>
              </table:table-cell>
              <table:table-cell office:value-type="float" office:value="0.0538461538461539">
                <text:p>0.053846153846153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92436974789916">
                <text:p>0.092436974789916</text:p>
              </table:table-cell>
              <table:table-cell office:value-type="float" office:value="0.0420168067226891">
                <text:p>0.0420168067226891</text:p>
              </table:table-cell>
              <table:table-cell office:value-type="float" office:value="0.0504201680672269">
                <text:p>0.050420168067226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minimum="0" chart:maximum="0.14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symbol-type="none" chart:link-data-style-to-source="true"/>
      <style:graphic-properties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svg:stroke-width="0.08cm" svg:stroke-color="#00a933" draw:fill-color="#00a933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svg:stroke-width="0.08cm" svg:stroke-color="#41190d" draw:fill-color="#41190d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36cm" svg:y="3.703cm" style:legend-expansion="high" chart:style-name="ch2"/>
        <chart:plot-area chart:style-name="ch3" table:cell-range-address="'Nature-Cause'.A2:'Nature-Cause'.A21 'Nature-Cause'.D1:'Nature-Cause'.D21 'Nature-Cause'.F1:'Nature-Cause'.F21 'Nature-Cause'.H1:'Nature-Cause'.H21" chart:data-source-has-labels="both" svg:x="1.331cm" svg:y="0.18cm" svg:width="11.709cm" svg:height="7.659cm">
          <chartooo:coordinate-region svg:x="2.561cm" svg:y="0.379cm" svg:width="10.107cm" svg:height="6.813cm"/>
          <chart:axis chart:dimension="x" chart:name="primary-x" chart:style-name="ch4" chartooo:axis-type="auto">
            <chartooo:date-scale/>
            <chart:title svg:x="5.911cm" svg:y="8.019cm" chart:style-name="ch5">
              <text:p>Minimum Tweets</text:p>
            </chart:title>
            <chart:categories table:cell-range-address="'Nature-Cause'.A2:'Nature-Cause'.A21"/>
          </chart:axis>
          <chart:axis chart:dimension="y" chart:name="primary-y" chart:style-name="ch6">
            <chart:title svg:x="0.451cm" svg:y="4.781cm" chart:style-name="ch7">
              <text:p>Coverage</text:p>
            </chart:title>
            <chart:grid chart:style-name="ch8" chart:class="major"/>
          </chart:axis>
          <chart:series chart:style-name="ch9" chart:values-cell-range-address="'Nature-Cause'.D2:'Nature-Cause'.D21" chart:label-cell-address="'Nature-Cause'.D1:'Nature-Cause'.D1" chart:class="chart:line">
            <chart:data-point chart:repeated="20"/>
          </chart:series>
          <chart:series chart:style-name="ch10" chart:values-cell-range-address="'Nature-Cause'.F2:'Nature-Cause'.F21" chart:label-cell-address="'Nature-Cause'.F1:'Nature-Cause'.F1" chart:class="chart:line">
            <chart:data-point chart:repeated="20"/>
          </chart:series>
          <chart:series chart:style-name="ch11" chart:values-cell-range-address="'Nature-Cause'.H2:'Nature-Cause'.H21" chart:label-cell-address="'Nature-Cause'.H1:'Nature-Cause'.H1" chart:class="chart:line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NCA</text:p>
                <draw:g>
                  <svg:desc>'Nature-Cause'.D1:'Nature-Cause'.D1</svg:desc>
                </draw:g>
              </table:table-cell>
              <table:table-cell office:value-type="string">
                <text:p>GWNCA</text:p>
                <draw:g>
                  <svg:desc>'Nature-Cause'.F1:'Nature-Cause'.F1</svg:desc>
                </draw:g>
              </table:table-cell>
              <table:table-cell office:value-type="string">
                <text:p>DWNCA</text:p>
                <draw:g>
                  <svg:desc>'Nature-Cause'.H1:'Nature-Cause'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Nature-Cause'.A2:'Nature-Cause'.A21</svg:desc>
                </draw:g>
              </table:table-cell>
              <table:table-cell office:value-type="float" office:value="NaN">
                <text:p>NaN</text:p>
                <draw:g>
                  <svg:desc>'Nature-Cause'.D2:'Nature-Cause'.D21</svg:desc>
                </draw:g>
              </table:table-cell>
              <table:table-cell office:value-type="float" office:value="NaN">
                <text:p>NaN</text:p>
                <draw:g>
                  <svg:desc>'Nature-Cause'.F2:'Nature-Cause'.F21</svg:desc>
                </draw:g>
              </table:table-cell>
              <table:table-cell office:value-type="float" office:value="NaN">
                <text:p>NaN</text:p>
                <draw:g>
                  <svg:desc>'Nature-Cause'.H2:'Nature-Cause'.H2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227272727272727">
                <text:p>0.0227272727272727</text:p>
              </table:table-cell>
              <table:table-cell office:value-type="float" office:value="0.0147306397306397">
                <text:p>0.0147306397306397</text:p>
              </table:table-cell>
              <table:table-cell office:value-type="float" office:value="0.007996632996633">
                <text:p>0.00799663299663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356347438752784">
                <text:p>0.0356347438752784</text:p>
              </table:table-cell>
              <table:table-cell office:value-type="float" office:value="0.0244988864142539">
                <text:p>0.0244988864142539</text:p>
              </table:table-cell>
              <table:table-cell office:value-type="float" office:value="0.0111358574610245">
                <text:p>0.011135857461024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431499460625674">
                <text:p>0.0431499460625674</text:p>
              </table:table-cell>
              <table:table-cell office:value-type="float" office:value="0.029126213592233">
                <text:p>0.029126213592233</text:p>
              </table:table-cell>
              <table:table-cell office:value-type="float" office:value="0.0140237324703344">
                <text:p>0.014023732470334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482269503546099">
                <text:p>0.0482269503546099</text:p>
              </table:table-cell>
              <table:table-cell office:value-type="float" office:value="0.0340425531914894">
                <text:p>0.0340425531914894</text:p>
              </table:table-cell>
              <table:table-cell office:value-type="float" office:value="0.0141843971631206">
                <text:p>0.014184397163120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499108734402852">
                <text:p>0.0499108734402852</text:p>
              </table:table-cell>
              <table:table-cell office:value-type="float" office:value="0.035650623885918">
                <text:p>0.035650623885918</text:p>
              </table:table-cell>
              <table:table-cell office:value-type="float" office:value="0.0142602495543672">
                <text:p>0.014260249554367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534188034188034">
                <text:p>0.0534188034188034</text:p>
              </table:table-cell>
              <table:table-cell office:value-type="float" office:value="0.0363247863247863">
                <text:p>0.0363247863247863</text:p>
              </table:table-cell>
              <table:table-cell office:value-type="float" office:value="0.0170940170940171">
                <text:p>0.017094017094017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612244897959184">
                <text:p>0.0612244897959184</text:p>
              </table:table-cell>
              <table:table-cell office:value-type="float" office:value="0.0433673469387755">
                <text:p>0.0433673469387755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695652173913043">
                <text:p>0.0695652173913043</text:p>
              </table:table-cell>
              <table:table-cell office:value-type="float" office:value="0.0492753623188406">
                <text:p>0.0492753623188406</text:p>
              </table:table-cell>
              <table:table-cell office:value-type="float" office:value="0.0202898550724638">
                <text:p>0.020289855072463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728476821192053">
                <text:p>0.0728476821192053</text:p>
              </table:table-cell>
              <table:table-cell office:value-type="float" office:value="0.0562913907284768">
                <text:p>0.0562913907284768</text:p>
              </table:table-cell>
              <table:table-cell office:value-type="float" office:value="0.0165562913907285">
                <text:p>0.016556291390728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738007380073801">
                <text:p>0.0738007380073801</text:p>
              </table:table-cell>
              <table:table-cell office:value-type="float" office:value="0.0590405904059041">
                <text:p>0.0590405904059041</text:p>
              </table:table-cell>
              <table:table-cell office:value-type="float" office:value="0.014760147601476">
                <text:p>0.01476014760147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791666666666667">
                <text:p>0.0791666666666667</text:p>
              </table:table-cell>
              <table:table-cell office:value-type="float" office:value="0.0625">
                <text:p>0.0625</text:p>
              </table:table-cell>
              <table:table-cell office:value-type="float" office:value="0.0166666666666667">
                <text:p>0.016666666666666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087962962962963">
                <text:p>0.087962962962963</text:p>
              </table:table-cell>
              <table:table-cell office:value-type="float" office:value="0.0694444444444444">
                <text:p>0.0694444444444444</text:p>
              </table:table-cell>
              <table:table-cell office:value-type="float" office:value="0.0185185185185185">
                <text:p>0.0185185185185185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0.0707070707070707">
                <text:p>0.0707070707070707</text:p>
              </table:table-cell>
              <table:table-cell office:value-type="float" office:value="0.0202020202020202">
                <text:p>0.0202020202020202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092896174863388">
                <text:p>0.092896174863388</text:p>
              </table:table-cell>
              <table:table-cell office:value-type="float" office:value="0.0710382513661202">
                <text:p>0.0710382513661202</text:p>
              </table:table-cell>
              <table:table-cell office:value-type="float" office:value="0.0218579234972678">
                <text:p>0.021857923497267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102409638554217">
                <text:p>0.102409638554217</text:p>
              </table:table-cell>
              <table:table-cell office:value-type="float" office:value="0.0783132530120482">
                <text:p>0.0783132530120482</text:p>
              </table:table-cell>
              <table:table-cell office:value-type="float" office:value="0.0240963855421687">
                <text:p>0.0240963855421687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112582781456954">
                <text:p>0.112582781456954</text:p>
              </table:table-cell>
              <table:table-cell office:value-type="float" office:value="0.0860927152317881">
                <text:p>0.0860927152317881</text:p>
              </table:table-cell>
              <table:table-cell office:value-type="float" office:value="0.0264900662251656">
                <text:p>0.026490066225165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102189781021898">
                <text:p>0.102189781021898</text:p>
              </table:table-cell>
              <table:table-cell office:value-type="float" office:value="0.0802919708029197">
                <text:p>0.0802919708029197</text:p>
              </table:table-cell>
              <table:table-cell office:value-type="float" office:value="0.0218978102189781">
                <text:p>0.0218978102189781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1">
                <text:p>0.1</text:p>
              </table:table-cell>
              <table:table-cell office:value-type="float" office:value="0.0769230769230769">
                <text:p>0.0769230769230769</text:p>
              </table:table-cell>
              <table:table-cell office:value-type="float" office:value="0.0230769230769231">
                <text:p>0.023076923076923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840336134453782">
                <text:p>0.0840336134453782</text:p>
              </table:table-cell>
              <table:table-cell office:value-type="float" office:value="0.0672268907563025">
                <text:p>0.0672268907563025</text:p>
              </table:table-cell>
              <table:table-cell office:value-type="float" office:value="0.0168067226890756">
                <text:p>0.016806722689075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minimum="0" chart:maximum="0.14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symbol-type="none" chart:link-data-style-to-source="true"/>
      <style:graphic-properties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svg:stroke-width="0.08cm" svg:stroke-color="#00a933" draw:fill-color="#00a933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svg:stroke-width="0.08cm" svg:stroke-color="#41190d" draw:fill-color="#41190d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439cm" svg:y="3.703cm" style:legend-expansion="high" chart:style-name="ch2"/>
        <chart:plot-area chart:style-name="ch3" table:cell-range-address="'Nature-Cause'.A24:'Nature-Cause'.A43 'Nature-Cause'.D23:'Nature-Cause'.D43 'Nature-Cause'.F23:'Nature-Cause'.F43 'Nature-Cause'.H23:'Nature-Cause'.H43" chart:data-source-has-labels="both" svg:x="1.331cm" svg:y="0.18cm" svg:width="11.788cm" svg:height="7.659cm">
          <chartooo:coordinate-region svg:x="2.561cm" svg:y="0.379cm" svg:width="10.186cm" svg:height="6.813cm"/>
          <chart:axis chart:dimension="x" chart:name="primary-x" chart:style-name="ch4" chartooo:axis-type="auto">
            <chartooo:date-scale/>
            <chart:title svg:x="5.951cm" svg:y="8.019cm" chart:style-name="ch5">
              <text:p>Minimum Tweets</text:p>
            </chart:title>
            <chart:categories table:cell-range-address="'Nature-Cause'.A24:'Nature-Cause'.A43"/>
          </chart:axis>
          <chart:axis chart:dimension="y" chart:name="primary-y" chart:style-name="ch6">
            <chart:title svg:x="0.451cm" svg:y="4.781cm" chart:style-name="ch7">
              <text:p>Coverage</text:p>
            </chart:title>
            <chart:grid chart:style-name="ch8" chart:class="major"/>
          </chart:axis>
          <chart:series chart:style-name="ch9" chart:values-cell-range-address="'Nature-Cause'.D24:'Nature-Cause'.D43" chart:label-cell-address="'Nature-Cause'.D23:'Nature-Cause'.D23" chart:class="chart:line">
            <chart:data-point chart:repeated="20"/>
          </chart:series>
          <chart:series chart:style-name="ch10" chart:values-cell-range-address="'Nature-Cause'.F24:'Nature-Cause'.F43" chart:label-cell-address="'Nature-Cause'.F23:'Nature-Cause'.F23" chart:class="chart:line">
            <chart:data-point chart:repeated="20"/>
          </chart:series>
          <chart:series chart:style-name="ch11" chart:values-cell-range-address="'Nature-Cause'.H24:'Nature-Cause'.H43" chart:label-cell-address="'Nature-Cause'.H23:'Nature-Cause'.H23" chart:class="chart:line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NCA</text:p>
                <draw:g>
                  <svg:desc>'Nature-Cause'.D23:'Nature-Cause'.D23</svg:desc>
                </draw:g>
              </table:table-cell>
              <table:table-cell office:value-type="string">
                <text:p>GSNCA</text:p>
                <draw:g>
                  <svg:desc>'Nature-Cause'.F23:'Nature-Cause'.F23</svg:desc>
                </draw:g>
              </table:table-cell>
              <table:table-cell office:value-type="string">
                <text:p>DSNCA</text:p>
                <draw:g>
                  <svg:desc>'Nature-Cause'.H23:'Nature-Cause'.H2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Nature-Cause'.A24:'Nature-Cause'.A43</svg:desc>
                </draw:g>
              </table:table-cell>
              <table:table-cell office:value-type="float" office:value="NaN">
                <text:p>NaN</text:p>
                <draw:g>
                  <svg:desc>'Nature-Cause'.D24:'Nature-Cause'.D43</svg:desc>
                </draw:g>
              </table:table-cell>
              <table:table-cell office:value-type="float" office:value="NaN">
                <text:p>NaN</text:p>
                <draw:g>
                  <svg:desc>'Nature-Cause'.F24:'Nature-Cause'.F43</svg:desc>
                </draw:g>
              </table:table-cell>
              <table:table-cell office:value-type="float" office:value="NaN">
                <text:p>NaN</text:p>
                <draw:g>
                  <svg:desc>'Nature-Cause'.H24:'Nature-Cause'.H43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0462962962962963">
                <text:p>0.00462962962962963</text:p>
              </table:table-cell>
              <table:table-cell office:value-type="float" office:value="0.00336700336700337">
                <text:p>0.00336700336700337</text:p>
              </table:table-cell>
              <table:table-cell office:value-type="float" office:value="0.00126262626262626">
                <text:p>0.0012626262626262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0742390497401633">
                <text:p>0.00742390497401633</text:p>
              </table:table-cell>
              <table:table-cell office:value-type="float" office:value="0.00519673348181143">
                <text:p>0.00519673348181143</text:p>
              </table:table-cell>
              <table:table-cell office:value-type="float" office:value="0.0022271714922049">
                <text:p>0.002227171492204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0970873786407767">
                <text:p>0.00970873786407767</text:p>
              </table:table-cell>
              <table:table-cell office:value-type="float" office:value="0.0075512405609493">
                <text:p>0.0075512405609493</text:p>
              </table:table-cell>
              <table:table-cell office:value-type="float" office:value="0.00215749730312837">
                <text:p>0.0021574973031283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113475177304965">
                <text:p>0.0113475177304965</text:p>
              </table:table-cell>
              <table:table-cell office:value-type="float" office:value="0.0099290780141844">
                <text:p>0.0099290780141844</text:p>
              </table:table-cell>
              <table:table-cell office:value-type="float" office:value="0.00141843971631206">
                <text:p>0.0014184397163120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142602495543672">
                <text:p>0.0142602495543672</text:p>
              </table:table-cell>
              <table:table-cell office:value-type="float" office:value="0.0124777183600713">
                <text:p>0.0124777183600713</text:p>
              </table:table-cell>
              <table:table-cell office:value-type="float" office:value="0.0017825311942959">
                <text:p>0.001782531194295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128205128205128">
                <text:p>0.0128205128205128</text:p>
              </table:table-cell>
              <table:table-cell office:value-type="float" office:value="0.0106837606837607">
                <text:p>0.0106837606837607</text:p>
              </table:table-cell>
              <table:table-cell office:value-type="float" office:value="0.00213675213675214">
                <text:p>0.0021367521367521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127551020408163">
                <text:p>0.0127551020408163</text:p>
              </table:table-cell>
              <table:table-cell office:value-type="float" office:value="0.0127551020408163">
                <text:p>0.01275510204081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144927536231884">
                <text:p>0.0144927536231884</text:p>
              </table:table-cell>
              <table:table-cell office:value-type="float" office:value="0.0144927536231884">
                <text:p>0.01449275362318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165562913907285">
                <text:p>0.0165562913907285</text:p>
              </table:table-cell>
              <table:table-cell office:value-type="float" office:value="0.0165562913907285">
                <text:p>0.01655629139072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18450184501845">
                <text:p>0.018450184501845</text:p>
              </table:table-cell>
              <table:table-cell office:value-type="float" office:value="0.018450184501845">
                <text:p>0.0184501845018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0185185185185185">
                <text:p>0.0185185185185185</text:p>
              </table:table-cell>
              <table:table-cell office:value-type="float" office:value="0.0185185185185185">
                <text:p>0.01851851851851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0202020202020202">
                <text:p>0.0202020202020202</text:p>
              </table:table-cell>
              <table:table-cell office:value-type="float" office:value="0.0202020202020202">
                <text:p>0.02020202020202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0163934426229508">
                <text:p>0.0163934426229508</text:p>
              </table:table-cell>
              <table:table-cell office:value-type="float" office:value="0.0163934426229508">
                <text:p>0.01639344262295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180722891566265">
                <text:p>0.0180722891566265</text:p>
              </table:table-cell>
              <table:table-cell office:value-type="float" office:value="0.0180722891566265">
                <text:p>0.01807228915662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0198675496688742">
                <text:p>0.0198675496688742</text:p>
              </table:table-cell>
              <table:table-cell office:value-type="float" office:value="0.0198675496688742">
                <text:p>0.01986754966887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0218978102189781">
                <text:p>0.0218978102189781</text:p>
              </table:table-cell>
              <table:table-cell office:value-type="float" office:value="0.0218978102189781">
                <text:p>0.02189781021897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0230769230769231">
                <text:p>0.0230769230769231</text:p>
              </table:table-cell>
              <table:table-cell office:value-type="float" office:value="0.0230769230769231">
                <text:p>0.02307692307692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252100840336134">
                <text:p>0.0252100840336134</text:p>
              </table:table-cell>
              <table:table-cell office:value-type="float" office:value="0.0252100840336134">
                <text:p>0.025210084033613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